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puGDPPCsol6b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value1</text:p>
          </table:table-cell>
          <table:table-cell office:value-type="string" calcext:value-type="string">
            <text:p>value2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8.9575285821528" calcext:value-type="float">
            <text:p>88.9575285821528</text:p>
          </table:table-cell>
          <table:table-cell office:value-type="float" office:value="68.4566929133858" calcext:value-type="float">
            <text:p>68.4566929133858</text:p>
          </table:table-cell>
          <table:table-cell/>
          <table:table-cell table:formula="of:=((1.27814 *([.C2])^(0.252439))-0.885932)*26" office:value-type="float" office:value="73.5446853444616" calcext:value-type="float">
            <text:p>73.5446853444616</text:p>
          </table:table-cell>
        </table:table-row>
        <table:table-row table:style-name="ro1">
          <table:table-cell office:value-type="float" office:value="2019.90755138777" calcext:value-type="float">
            <text:p>2019.90755138777</text:p>
          </table:table-cell>
          <table:table-cell office:value-type="float" office:value="88.8727334356258" calcext:value-type="float">
            <text:p>88.8727334356258</text:p>
          </table:table-cell>
          <table:table-cell office:value-type="float" office:value="68.362791703792" calcext:value-type="float">
            <text:p>68.362791703792</text:p>
          </table:table-cell>
          <table:table-cell/>
          <table:table-cell table:formula="of:=((1.27814 *([.C3])^(0.252439))-0.885932)*26" office:value-type="float" office:value="73.5112260450181" calcext:value-type="float">
            <text:p>73.5112260450181</text:p>
          </table:table-cell>
        </table:table-row>
        <table:table-row table:style-name="ro1">
          <table:table-cell office:value-type="float" office:value="2019.78972531583" calcext:value-type="float">
            <text:p>2019.78972531583</text:p>
          </table:table-cell>
          <table:table-cell office:value-type="float" office:value="88.7645079960306" calcext:value-type="float">
            <text:p>88.7645079960306</text:p>
          </table:table-cell>
          <table:table-cell office:value-type="float" office:value="68.2430574066597" calcext:value-type="float">
            <text:p>68.2430574066597</text:p>
          </table:table-cell>
          <table:table-cell/>
          <table:table-cell table:formula="of:=((1.27814 *([.C4])^(0.252439))-0.885932)*26" office:value-type="float" office:value="73.4685119125449" calcext:value-type="float">
            <text:p>73.4685119125449</text:p>
          </table:table-cell>
        </table:table-row>
        <table:table-row table:style-name="ro1">
          <table:table-cell office:value-type="float" office:value="2019.52477708636" calcext:value-type="float">
            <text:p>2019.52477708636</text:p>
          </table:table-cell>
          <table:table-cell office:value-type="float" office:value="88.5205219240719" calcext:value-type="float">
            <text:p>88.5205219240719</text:p>
          </table:table-cell>
          <table:table-cell office:value-type="float" office:value="67.9744757547436" calcext:value-type="float">
            <text:p>67.9744757547436</text:p>
          </table:table-cell>
          <table:table-cell/>
          <table:table-cell table:formula="of:=((1.27814 *([.C5])^(0.252439))-0.885932)*26" office:value-type="float" office:value="73.3724936475074" calcext:value-type="float">
            <text:p>73.3724936475074</text:p>
          </table:table-cell>
        </table:table-row>
        <table:table-row table:style-name="ro1">
          <table:table-cell office:value-type="float" office:value="2019.01996872467" calcext:value-type="float">
            <text:p>2019.01996872467</text:p>
          </table:table-cell>
          <table:table-cell office:value-type="float" office:value="88.053280859177" calcext:value-type="float">
            <text:p>88.053280859177</text:p>
          </table:table-cell>
          <table:table-cell office:value-type="float" office:value="67.4633206956034" calcext:value-type="float">
            <text:p>67.4633206956034</text:p>
          </table:table-cell>
          <table:table-cell/>
          <table:table-cell table:formula="of:=((1.27814 *([.C6])^(0.252439))-0.885932)*26" office:value-type="float" office:value="73.1889687776452" calcext:value-type="float">
            <text:p>73.1889687776452</text:p>
          </table:table-cell>
        </table:table-row>
        <table:table-row table:style-name="ro1">
          <table:table-cell office:value-type="float" office:value="2018.0678242679" calcext:value-type="float">
            <text:p>2018.0678242679</text:p>
          </table:table-cell>
          <table:table-cell office:value-type="float" office:value="87.1636945409208" calcext:value-type="float">
            <text:p>87.1636945409208</text:p>
          </table:table-cell>
          <table:table-cell office:value-type="float" office:value="66.4992153054363" calcext:value-type="float">
            <text:p>66.4992153054363</text:p>
          </table:table-cell>
          <table:table-cell/>
          <table:table-cell table:formula="of:=((1.27814 *([.C7])^(0.252439))-0.885932)*26" office:value-type="float" office:value="72.8399682279116" calcext:value-type="float">
            <text:p>72.83996822791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6.1535192201034" calcext:value-type="float">
            <text:p>86.1535192201034</text:p>
          </table:table-cell>
          <table:table-cell office:value-type="float" office:value="65.4179237367854" calcext:value-type="float">
            <text:p>65.4179237367854</text:p>
          </table:table-cell>
          <table:table-cell/>
          <table:table-cell table:formula="of:=((1.27814 *([.C8])^(0.252439))-0.885932)*26" office:value-type="float" office:value="72.4440174715478" calcext:value-type="float">
            <text:p>72.4440174715478</text:p>
          </table:table-cell>
        </table:table-row>
        <table:table-row table:style-name="ro1">
          <table:table-cell office:value-type="float" office:value="2014.89775826207" calcext:value-type="float">
            <text:p>2014.89775826207</text:p>
          </table:table-cell>
          <table:table-cell office:value-type="float" office:value="84.1283290749944" calcext:value-type="float">
            <text:p>84.1283290749944</text:p>
          </table:table-cell>
          <table:table-cell office:value-type="float" office:value="63.2915623624489" calcext:value-type="float">
            <text:p>63.2915623624489</text:p>
          </table:table-cell>
          <table:table-cell/>
          <table:table-cell table:formula="of:=((1.27814 *([.C9])^(0.252439))-0.885932)*26" office:value-type="float" office:value="71.6508830119171" calcext:value-type="float">
            <text:p>71.650883011917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3.2497292498028" calcext:value-type="float">
            <text:p>83.2497292498028</text:p>
          </table:table-cell>
          <table:table-cell office:value-type="float" office:value="62.3855780669234" calcext:value-type="float">
            <text:p>62.3855780669234</text:p>
          </table:table-cell>
          <table:table-cell/>
          <table:table-cell table:formula="of:=((1.27814 *([.C10])^(0.252439))-0.885932)*26" office:value-type="float" office:value="71.3068897290821" calcext:value-type="float">
            <text:p>71.3068897290821</text:p>
          </table:table-cell>
        </table:table-row>
        <table:table-row table:style-name="ro1">
          <table:table-cell office:value-type="float" office:value="2011.25190917622" calcext:value-type="float">
            <text:p>2011.25190917622</text:p>
          </table:table-cell>
          <table:table-cell office:value-type="float" office:value="80.5149664591373" calcext:value-type="float">
            <text:p>80.5149664591373</text:p>
          </table:table-cell>
          <table:table-cell office:value-type="float" office:value="59.6260224055516" calcext:value-type="float">
            <text:p>59.6260224055516</text:p>
          </table:table-cell>
          <table:table-cell/>
          <table:table-cell table:formula="of:=((1.27814 *([.C11])^(0.252439))-0.885932)*26" office:value-type="float" office:value="70.2355630028601" calcext:value-type="float">
            <text:p>70.235563002860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0.2611900996532" calcext:value-type="float">
            <text:p>80.2611900996532</text:p>
          </table:table-cell>
          <table:table-cell office:value-type="float" office:value="59.3744099316195" calcext:value-type="float">
            <text:p>59.3744099316195</text:p>
          </table:table-cell>
          <table:table-cell/>
          <table:table-cell table:formula="of:=((1.27814 *([.C12])^(0.252439))-0.885932)*26" office:value-type="float" office:value="70.136049970724" calcext:value-type="float">
            <text:p>70.136049970724</text:p>
          </table:table-cell>
        </table:table-row>
        <table:table-row table:style-name="ro1">
          <table:table-cell office:value-type="float" office:value="2008.93751802048" calcext:value-type="float">
            <text:p>2008.93751802048</text:p>
          </table:table-cell>
          <table:table-cell office:value-type="float" office:value="78.1668171859158" calcext:value-type="float">
            <text:p>78.1668171859158</text:p>
          </table:table-cell>
          <table:table-cell office:value-type="float" office:value="57.3254588831373" calcext:value-type="float">
            <text:p>57.3254588831373</text:p>
          </table:table-cell>
          <table:table-cell/>
          <table:table-cell table:formula="of:=((1.27814 *([.C13])^(0.252439))-0.885932)*26" office:value-type="float" office:value="69.3137201208006" calcext:value-type="float">
            <text:p>69.313720120800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7.2062034173709" calcext:value-type="float">
            <text:p>77.2062034173709</text:p>
          </table:table-cell>
          <table:table-cell office:value-type="float" office:value="56.4016147459455" calcext:value-type="float">
            <text:p>56.4016147459455</text:p>
          </table:table-cell>
          <table:table-cell/>
          <table:table-cell table:formula="of:=((1.27814 *([.C14])^(0.252439))-0.885932)*26" office:value-type="float" office:value="68.9357409994039" calcext:value-type="float">
            <text:p>68.9357409994039</text:p>
          </table:table-cell>
        </table:table-row>
        <table:table-row table:style-name="ro1">
          <table:table-cell office:value-type="float" office:value="2005.28790790565" calcext:value-type="float">
            <text:p>2005.28790790565</text:p>
          </table:table-cell>
          <table:table-cell office:value-type="float" office:value="74.4047374217966" calcext:value-type="float">
            <text:p>74.4047374217966</text:p>
          </table:table-cell>
          <table:table-cell office:value-type="float" office:value="53.7615634712904" calcext:value-type="float">
            <text:p>53.7615634712904</text:p>
          </table:table-cell>
          <table:table-cell/>
          <table:table-cell table:formula="of:=((1.27814 *([.C15])^(0.252439))-0.885932)*26" office:value-type="float" office:value="67.8294576475222" calcext:value-type="float">
            <text:p>67.8294576475222</text:p>
          </table:table-cell>
        </table:table-row>
        <table:table-row table:style-name="ro1">
          <table:table-cell office:value-type="float" office:value="2002.56641419561" calcext:value-type="float">
            <text:p>2002.56641419561</text:p>
          </table:table-cell>
          <table:table-cell office:value-type="float" office:value="71.5734781857889" calcext:value-type="float">
            <text:p>71.5734781857889</text:p>
          </table:table-cell>
          <table:table-cell office:value-type="float" office:value="51.170605000869" calcext:value-type="float">
            <text:p>51.170605000869</text:p>
          </table:table-cell>
          <table:table-cell/>
          <table:table-cell table:formula="of:=((1.27814 *([.C16])^(0.252439))-0.885932)*26" office:value-type="float" office:value="66.7035257085329" calcext:value-type="float">
            <text:p>66.7035257085329</text:p>
          </table:table-cell>
        </table:table-row>
        <table:table-row table:style-name="ro1">
          <table:table-cell office:value-type="float" office:value="1998.42015519762" calcext:value-type="float">
            <text:p>1998.42015519762</text:p>
          </table:table-cell>
          <table:table-cell office:value-type="float" office:value="67.2622789825993" calcext:value-type="float">
            <text:p>67.2622789825993</text:p>
          </table:table-cell>
          <table:table-cell office:value-type="float" office:value="47.3616078496996" calcext:value-type="float">
            <text:p>47.3616078496996</text:p>
          </table:table-cell>
          <table:table-cell/>
          <table:table-cell table:formula="of:=((1.27814 *([.C17])^(0.252439))-0.885932)*26" office:value-type="float" office:value="64.9682151263577" calcext:value-type="float">
            <text:p>64.9682151263577</text:p>
          </table:table-cell>
        </table:table-row>
        <table:table-row table:style-name="ro1">
          <table:table-cell office:value-type="float" office:value="1993.67631528589" calcext:value-type="float">
            <text:p>1993.67631528589</text:p>
          </table:table-cell>
          <table:table-cell office:value-type="float" office:value="62.4065757952777" calcext:value-type="float">
            <text:p>62.4065757952777</text:p>
          </table:table-cell>
          <table:table-cell office:value-type="float" office:value="43.2489321665665" calcext:value-type="float">
            <text:p>43.2489321665665</text:p>
          </table:table-cell>
          <table:table-cell/>
          <table:table-cell table:formula="of:=((1.27814 *([.C18])^(0.252439))-0.885932)*26" office:value-type="float" office:value="62.9731574153595" calcext:value-type="float">
            <text:p>62.9731574153595</text:p>
          </table:table-cell>
        </table:table-row>
        <table:table-row table:style-name="ro1">
          <table:table-cell office:value-type="float" office:value="1987.72725638698" calcext:value-type="float">
            <text:p>1987.72725638698</text:p>
          </table:table-cell>
          <table:table-cell office:value-type="float" office:value="56.5624897543713" calcext:value-type="float">
            <text:p>56.5624897543713</text:p>
          </table:table-cell>
          <table:table-cell office:value-type="float" office:value="38.5183496284344" calcext:value-type="float">
            <text:p>38.5183496284344</text:p>
          </table:table-cell>
          <table:table-cell/>
          <table:table-cell table:formula="of:=((1.27814 *([.C19])^(0.252439))-0.885932)*26" office:value-type="float" office:value="60.4945475001624" calcext:value-type="float">
            <text:p>60.4945475001624</text:p>
          </table:table-cell>
        </table:table-row>
        <table:table-row table:style-name="ro1">
          <table:table-cell office:value-type="float" office:value="1980.70813554757" calcext:value-type="float">
            <text:p>1980.70813554757</text:p>
          </table:table-cell>
          <table:table-cell office:value-type="float" office:value="50.1896837756491" calcext:value-type="float">
            <text:p>50.1896837756491</text:p>
          </table:table-cell>
          <table:table-cell office:value-type="float" office:value="33.5963659081673" calcext:value-type="float">
            <text:p>33.5963659081673</text:p>
          </table:table-cell>
          <table:table-cell/>
          <table:table-cell table:formula="of:=((1.27814 *([.C20])^(0.252439))-0.885932)*26" office:value-type="float" office:value="57.6609261484992" calcext:value-type="float">
            <text:p>57.6609261484992</text:p>
          </table:table-cell>
        </table:table-row>
        <table:table-row table:style-name="ro1">
          <table:table-cell office:value-type="float" office:value="1971.91388070789" calcext:value-type="float">
            <text:p>1971.91388070789</text:p>
          </table:table-cell>
          <table:table-cell office:value-type="float" office:value="43.184218127383" calcext:value-type="float">
            <text:p>43.184218127383</text:p>
          </table:table-cell>
          <table:table-cell office:value-type="float" office:value="28.4283772215503" calcext:value-type="float">
            <text:p>28.4283772215503</text:p>
          </table:table-cell>
          <table:table-cell/>
          <table:table-cell table:formula="of:=((1.27814 *([.C21])^(0.252439))-0.885932)*26" office:value-type="float" office:value="54.3291582224005" calcext:value-type="float">
            <text:p>54.3291582224005</text:p>
          </table:table-cell>
        </table:table-row>
        <table:table-row table:style-name="ro1">
          <table:table-cell office:value-type="float" office:value="1961.46904156577" calcext:value-type="float">
            <text:p>1961.46904156577</text:p>
          </table:table-cell>
          <table:table-cell office:value-type="float" office:value="36.3297776917042" calcext:value-type="float">
            <text:p>36.3297776917042</text:p>
          </table:table-cell>
          <table:table-cell office:value-type="float" office:value="23.5795760109232" calcext:value-type="float">
            <text:p>23.5795760109232</text:p>
          </table:table-cell>
          <table:table-cell/>
          <table:table-cell table:formula="of:=((1.27814 *([.C22])^(0.252439))-0.885932)*26" office:value-type="float" office:value="50.761864090907" calcext:value-type="float">
            <text:p>50.761864090907</text:p>
          </table:table-cell>
        </table:table-row>
        <table:table-row table:style-name="ro1">
          <table:table-cell office:value-type="float" office:value="1951.37308916803" calcext:value-type="float">
            <text:p>1951.37308916803</text:p>
          </table:table-cell>
          <table:table-cell office:value-type="float" office:value="31.0662240610355" calcext:value-type="float">
            <text:p>31.0662240610355</text:p>
          </table:table-cell>
          <table:table-cell office:value-type="float" office:value="19.9758358811741" calcext:value-type="float">
            <text:p>19.9758358811741</text:p>
          </table:table-cell>
          <table:table-cell/>
          <table:table-cell table:formula="of:=((1.27814 *([.C23])^(0.252439))-0.885932)*26" office:value-type="float" office:value="47.7358903444816" calcext:value-type="float">
            <text:p>47.7358903444816</text:p>
          </table:table-cell>
        </table:table-row>
        <table:table-row table:style-name="ro1">
          <table:table-cell office:value-type="float" office:value="1940.67677625991" calcext:value-type="float">
            <text:p>1940.67677625991</text:p>
          </table:table-cell>
          <table:table-cell office:value-type="float" office:value="26.6739105375286" calcext:value-type="float">
            <text:p>26.6739105375286</text:p>
          </table:table-cell>
          <table:table-cell office:value-type="float" office:value="17.0391276788368" calcext:value-type="float">
            <text:p>17.0391276788368</text:p>
          </table:table-cell>
          <table:table-cell/>
          <table:table-cell table:formula="of:=((1.27814 *([.C24])^(0.252439))-0.885932)*26" office:value-type="float" office:value="44.9513960473613" calcext:value-type="float">
            <text:p>44.9513960473613</text:p>
          </table:table-cell>
        </table:table-row>
        <table:table-row table:style-name="ro1">
          <table:table-cell office:value-type="float" office:value="1929.52740846273" calcext:value-type="float">
            <text:p>1929.52740846273</text:p>
          </table:table-cell>
          <table:table-cell office:value-type="float" office:value="23.0932568651294" calcext:value-type="float">
            <text:p>23.0932568651294</text:p>
          </table:table-cell>
          <table:table-cell office:value-type="float" office:value="14.6900870570371" calcext:value-type="float">
            <text:p>14.6900870570371</text:p>
          </table:table-cell>
          <table:table-cell/>
          <table:table-cell table:formula="of:=((1.27814 *([.C25])^(0.252439))-0.885932)*26" office:value-type="float" office:value="42.4526388818736" calcext:value-type="float">
            <text:p>42.4526388818736</text:p>
          </table:table-cell>
        </table:table-row>
        <table:table-row table:style-name="ro1">
          <table:table-cell office:value-type="float" office:value="1917.64098415673" calcext:value-type="float">
            <text:p>1917.64098415673</text:p>
          </table:table-cell>
          <table:table-cell office:value-type="float" office:value="20.1090437823666" calcext:value-type="float">
            <text:p>20.1090437823666</text:p>
          </table:table-cell>
          <table:table-cell office:value-type="float" office:value="12.7639478459475" calcext:value-type="float">
            <text:p>12.7639478459475</text:p>
          </table:table-cell>
          <table:table-cell/>
          <table:table-cell table:formula="of:=((1.27814 *([.C26])^(0.252439))-0.885932)*26" office:value-type="float" office:value="40.169908117279" calcext:value-type="float">
            <text:p>40.169908117279</text:p>
          </table:table-cell>
        </table:table-row>
        <table:table-row table:style-name="ro1">
          <table:table-cell office:value-type="float" office:value="1904.92089124847" calcext:value-type="float">
            <text:p>1904.92089124847</text:p>
          </table:table-cell>
          <table:table-cell office:value-type="float" office:value="17.6100715265175" calcext:value-type="float">
            <text:p>17.6100715265175</text:p>
          </table:table-cell>
          <table:table-cell office:value-type="float" office:value="11.1757157262488" calcext:value-type="float">
            <text:p>11.1757157262488</text:p>
          </table:table-cell>
          <table:table-cell/>
          <table:table-cell table:formula="of:=((1.27814 *([.C27])^(0.252439))-0.885932)*26" office:value-type="float" office:value="38.0849248737095" calcext:value-type="float">
            <text:p>38.0849248737095</text:p>
          </table:table-cell>
        </table:table-row>
        <table:table-row table:style-name="ro1">
          <table:table-cell office:value-type="float" office:value="1891.15011257199" calcext:value-type="float">
            <text:p>1891.15011257199</text:p>
          </table:table-cell>
          <table:table-cell office:value-type="float" office:value="15.4880956858748" calcext:value-type="float">
            <text:p>15.4880956858748</text:p>
          </table:table-cell>
          <table:table-cell office:value-type="float" office:value="9.84838013079925" calcext:value-type="float">
            <text:p>9.84838013079925</text:p>
          </table:table-cell>
          <table:table-cell/>
          <table:table-cell table:formula="of:=((1.27814 *([.C28])^(0.252439))-0.885932)*26" office:value-type="float" office:value="36.1649617595112" calcext:value-type="float">
            <text:p>36.1649617595112</text:p>
          </table:table-cell>
        </table:table-row>
        <table:table-row table:style-name="ro1">
          <table:table-cell office:value-type="float" office:value="1876.11385676411" calcext:value-type="float">
            <text:p>1876.11385676411</text:p>
          </table:table-cell>
          <table:table-cell office:value-type="float" office:value="13.6670182552553" calcext:value-type="float">
            <text:p>13.6670182552553</text:p>
          </table:table-cell>
          <table:table-cell office:value-type="float" office:value="8.72902368099935" calcext:value-type="float">
            <text:p>8.72902368099935</text:p>
          </table:table-cell>
          <table:table-cell/>
          <table:table-cell table:formula="of:=((1.27814 *([.C29])^(0.252439))-0.885932)*26" office:value-type="float" office:value="34.3890760368855" calcext:value-type="float">
            <text:p>34.3890760368855</text:p>
          </table:table-cell>
        </table:table-row>
        <table:table-row table:style-name="ro1">
          <table:table-cell office:value-type="float" office:value="1859.50685919189" calcext:value-type="float">
            <text:p>1859.50685919189</text:p>
          </table:table-cell>
          <table:table-cell office:value-type="float" office:value="12.0842538458235" calcext:value-type="float">
            <text:p>12.0842538458235</text:p>
          </table:table-cell>
          <table:table-cell office:value-type="float" office:value="7.77539860308712" calcext:value-type="float">
            <text:p>7.77539860308712</text:p>
          </table:table-cell>
          <table:table-cell/>
          <table:table-cell table:formula="of:=((1.27814 *([.C30])^(0.252439))-0.885932)*26" office:value-type="float" office:value="32.7363160941205" calcext:value-type="float">
            <text:p>32.7363160941205</text:p>
          </table:table-cell>
        </table:table-row>
        <table:table-row table:style-name="ro1">
          <table:table-cell office:value-type="float" office:value="1840.91308560517" calcext:value-type="float">
            <text:p>1840.91308560517</text:p>
          </table:table-cell>
          <table:table-cell office:value-type="float" office:value="10.6906374358346" calcext:value-type="float">
            <text:p>10.6906374358346</text:p>
          </table:table-cell>
          <table:table-cell office:value-type="float" office:value="6.95503370101233" calcext:value-type="float">
            <text:p>6.95503370101233</text:p>
          </table:table-cell>
          <table:table-cell/>
          <table:table-cell table:formula="of:=((1.27814 *([.C31])^(0.252439))-0.885932)*26" office:value-type="float" office:value="31.1884446135876" calcext:value-type="float">
            <text:p>31.1884446135876</text:p>
          </table:table-cell>
        </table:table-row>
        <table:table-row table:style-name="ro1">
          <table:table-cell office:value-type="float" office:value="1819.70612150354" calcext:value-type="float">
            <text:p>1819.70612150354</text:p>
          </table:table-cell>
          <table:table-cell office:value-type="float" office:value="9.44530107939072" calcext:value-type="float">
            <text:p>9.44530107939072</text:p>
          </table:table-cell>
          <table:table-cell office:value-type="float" office:value="6.24149999370582" calcext:value-type="float">
            <text:p>6.24149999370582</text:p>
          </table:table-cell>
          <table:table-cell/>
          <table:table-cell table:formula="of:=((1.27814 *([.C32])^(0.252439))-0.885932)*26" office:value-type="float" office:value="29.7268542055165" calcext:value-type="float">
            <text:p>29.7268542055165</text:p>
          </table:table-cell>
        </table:table-row>
        <table:table-row table:style-name="ro1">
          <table:table-cell office:value-type="float" office:value="1795.20551420405" calcext:value-type="float">
            <text:p>1795.20551420405</text:p>
          </table:table-cell>
          <table:table-cell office:value-type="float" office:value="8.32628572879406" calcext:value-type="float">
            <text:p>8.32628572879406</text:p>
          </table:table-cell>
          <table:table-cell office:value-type="float" office:value="5.61993573095551" calcext:value-type="float">
            <text:p>5.61993573095551</text:p>
          </table:table-cell>
          <table:table-cell/>
          <table:table-cell table:formula="of:=((1.27814 *([.C33])^(0.252439))-0.885932)*26" office:value-type="float" office:value="28.3480284878677" calcext:value-type="float">
            <text:p>28.3480284878677</text:p>
          </table:table-cell>
        </table:table-row>
        <table:table-row table:style-name="ro1">
          <table:table-cell office:value-type="float" office:value="1768.42261261539" calcext:value-type="float">
            <text:p>1768.42261261539</text:p>
          </table:table-cell>
          <table:table-cell office:value-type="float" office:value="7.37800209764075" calcext:value-type="float">
            <text:p>7.37800209764075</text:p>
          </table:table-cell>
          <table:table-cell office:value-type="float" office:value="5.11210957129424" calcext:value-type="float">
            <text:p>5.11210957129424</text:p>
          </table:table-cell>
          <table:table-cell/>
          <table:table-cell table:formula="of:=((1.27814 *([.C34])^(0.252439))-0.885932)*26" office:value-type="float" office:value="27.1341493125353" calcext:value-type="float">
            <text:p>27.1341493125353</text:p>
          </table:table-cell>
        </table:table-row>
        <table:table-row table:style-name="ro1">
          <table:table-cell office:value-type="float" office:value="1740.90739654584" calcext:value-type="float">
            <text:p>1740.90739654584</text:p>
          </table:table-cell>
          <table:table-cell office:value-type="float" office:value="6.6158238835862" calcext:value-type="float">
            <text:p>6.6158238835862</text:p>
          </table:table-cell>
          <table:table-cell office:value-type="float" office:value="4.72052463786939" calcext:value-type="float">
            <text:p>4.72052463786939</text:p>
          </table:table-cell>
          <table:table-cell/>
          <table:table-cell table:formula="of:=((1.27814 *([.C35])^(0.252439))-0.885932)*26" office:value-type="float" office:value="26.1349749849692" calcext:value-type="float">
            <text:p>26.1349749849692</text:p>
          </table:table-cell>
        </table:table-row>
        <table:table-row table:style-name="ro1">
          <table:table-cell office:value-type="float" office:value="1712.14763258517" calcext:value-type="float">
            <text:p>1712.14763258517</text:p>
          </table:table-cell>
          <table:table-cell office:value-type="float" office:value="5.98496935147338" calcext:value-type="float">
            <text:p>5.98496935147338</text:p>
          </table:table-cell>
          <table:table-cell office:value-type="float" office:value="4.40975912372219" calcext:value-type="float">
            <text:p>4.40975912372219</text:p>
          </table:table-cell>
          <table:table-cell/>
          <table:table-cell table:formula="of:=((1.27814 *([.C36])^(0.252439))-0.885932)*26" office:value-type="float" office:value="25.296928045301" calcext:value-type="float">
            <text:p>25.296928045301</text:p>
          </table:table-cell>
        </table:table-row>
        <table:table-row table:style-name="ro1">
          <table:table-cell office:value-type="float" office:value="1682.58809706206" calcext:value-type="float">
            <text:p>1682.58809706206</text:p>
          </table:table-cell>
          <table:table-cell office:value-type="float" office:value="5.46765347301081" calcext:value-type="float">
            <text:p>5.46765347301081</text:p>
          </table:table-cell>
          <table:table-cell office:value-type="float" office:value="4.16588210443242" calcext:value-type="float">
            <text:p>4.16588210443242</text:p>
          </table:table-cell>
          <table:table-cell/>
          <table:table-cell table:formula="of:=((1.27814 *([.C37])^(0.252439))-0.885932)*26" office:value-type="float" office:value="24.6077678689514" calcext:value-type="float">
            <text:p>24.6077678689514</text:p>
          </table:table-cell>
        </table:table-row>
        <table:table-row table:style-name="ro1">
          <table:table-cell office:value-type="float" office:value="1651.88591324617" calcext:value-type="float">
            <text:p>1651.88591324617</text:p>
          </table:table-cell>
          <table:table-cell office:value-type="float" office:value="5.03672030525108" calcext:value-type="float">
            <text:p>5.03672030525108</text:p>
          </table:table-cell>
          <table:table-cell office:value-type="float" office:value="3.97156081561991" calcext:value-type="float">
            <text:p>3.97156081561991</text:p>
          </table:table-cell>
          <table:table-cell/>
          <table:table-cell table:formula="of:=((1.27814 *([.C38])^(0.252439))-0.885932)*26" office:value-type="float" office:value="24.0367160201282" calcext:value-type="float">
            <text:p>24.0367160201282</text:p>
          </table:table-cell>
        </table:table-row>
        <table:table-row table:style-name="ro1">
          <table:table-cell office:value-type="float" office:value="1620.22977346894" calcext:value-type="float">
            <text:p>1620.22977346894</text:p>
          </table:table-cell>
          <table:table-cell office:value-type="float" office:value="4.67971603337891" calcext:value-type="float">
            <text:p>4.67971603337891</text:p>
          </table:table-cell>
          <table:table-cell office:value-type="float" office:value="3.81789912566206" calcext:value-type="float">
            <text:p>3.81789912566206</text:p>
          </table:table-cell>
          <table:table-cell/>
          <table:table-cell table:formula="of:=((1.27814 *([.C39])^(0.252439))-0.885932)*26" office:value-type="float" office:value="23.5701718200041" calcext:value-type="float">
            <text:p>23.5701718200041</text:p>
          </table:table-cell>
        </table:table-row>
        <table:table-row table:style-name="ro1">
          <table:table-cell office:value-type="float" office:value="1587.1787565903" calcext:value-type="float">
            <text:p>1587.1787565903</text:p>
          </table:table-cell>
          <table:table-cell office:value-type="float" office:value="4.38046420896727" calcext:value-type="float">
            <text:p>4.38046420896727</text:p>
          </table:table-cell>
          <table:table-cell office:value-type="float" office:value="3.69498276834856" calcext:value-type="float">
            <text:p>3.69498276834856</text:p>
          </table:table-cell>
          <table:table-cell/>
          <table:table-cell table:formula="of:=((1.27814 *([.C40])^(0.252439))-0.885932)*26" office:value-type="float" office:value="23.1867624901856" calcext:value-type="float">
            <text:p>23.1867624901856</text:p>
          </table:table-cell>
        </table:table-row>
        <table:table-row table:style-name="ro1">
          <table:table-cell office:value-type="float" office:value="1552.91460893927" calcext:value-type="float">
            <text:p>1552.91460893927</text:p>
          </table:table-cell>
          <table:table-cell office:value-type="float" office:value="4.13223245471061" calcext:value-type="float">
            <text:p>4.13223245471061</text:p>
          </table:table-cell>
          <table:table-cell office:value-type="float" office:value="3.59825964594252" calcext:value-type="float">
            <text:p>3.59825964594252</text:p>
          </table:table-cell>
          <table:table-cell/>
          <table:table-cell table:formula="of:=((1.27814 *([.C41])^(0.252439))-0.885932)*26" office:value-type="float" office:value="22.8782962588521" calcext:value-type="float">
            <text:p>22.8782962588521</text:p>
          </table:table-cell>
        </table:table-row>
        <table:table-row table:style-name="ro1">
          <table:table-cell office:value-type="float" office:value="1516.96469579798" calcext:value-type="float">
            <text:p>1516.96469579798</text:p>
          </table:table-cell>
          <table:table-cell office:value-type="float" office:value="3.92482820954844" calcext:value-type="float">
            <text:p>3.92482820954844</text:p>
          </table:table-cell>
          <table:table-cell office:value-type="float" office:value="3.52198050295276" calcext:value-type="float">
            <text:p>3.52198050295276</text:p>
          </table:table-cell>
          <table:table-cell/>
          <table:table-cell table:formula="of:=((1.27814 *([.C42])^(0.252439))-0.885932)*26" office:value-type="float" office:value="22.6306273894895" calcext:value-type="float">
            <text:p>22.6306273894895</text:p>
          </table:table-cell>
        </table:table-row>
        <table:table-row table:style-name="ro1">
          <table:table-cell office:value-type="float" office:value="1479.29355975797" calcext:value-type="float">
            <text:p>1479.29355975797</text:p>
          </table:table-cell>
          <table:table-cell office:value-type="float" office:value="3.75292251548907" calcext:value-type="float">
            <text:p>3.75292251548907</text:p>
          </table:table-cell>
          <table:table-cell office:value-type="float" office:value="3.46301375104547" calcext:value-type="float">
            <text:p>3.46301375104547</text:p>
          </table:table-cell>
          <table:table-cell/>
          <table:table-cell table:formula="of:=((1.27814 *([.C43])^(0.252439))-0.885932)*26" office:value-type="float" office:value="22.4364069929586" calcext:value-type="float">
            <text:p>22.4364069929586</text:p>
          </table:table-cell>
        </table:table-row>
        <table:table-row table:style-name="ro1">
          <table:table-cell office:value-type="float" office:value="1439.45030129375" calcext:value-type="float">
            <text:p>1439.45030129375</text:p>
          </table:table-cell>
          <table:table-cell office:value-type="float" office:value="3.61015078512666" calcext:value-type="float">
            <text:p>3.61015078512666</text:p>
          </table:table-cell>
          <table:table-cell office:value-type="float" office:value="3.41815399937393" calcext:value-type="float">
            <text:p>3.41815399937393</text:p>
          </table:table-cell>
          <table:table-cell/>
          <table:table-cell table:formula="of:=((1.27814 *([.C44])^(0.252439))-0.885932)*26" office:value-type="float" office:value="22.2869886749592" calcext:value-type="float">
            <text:p>22.2869886749592</text:p>
          </table:table-cell>
        </table:table-row>
        <table:table-row table:style-name="ro1">
          <table:table-cell office:value-type="float" office:value="1396.75365057613" calcext:value-type="float">
            <text:p>1396.75365057613</text:p>
          </table:table-cell>
          <table:table-cell office:value-type="float" office:value="3.49118555893819" calcext:value-type="float">
            <text:p>3.49118555893819</text:p>
          </table:table-cell>
          <table:table-cell office:value-type="float" office:value="3.38460223219792" calcext:value-type="float">
            <text:p>3.38460223219792</text:p>
          </table:table-cell>
          <table:table-cell/>
          <table:table-cell table:formula="of:=((1.27814 *([.C45])^(0.252439))-0.885932)*26" office:value-type="float" office:value="22.17427374467" calcext:value-type="float">
            <text:p>22.17427374467</text:p>
          </table:table-cell>
        </table:table-row>
        <table:table-row table:style-name="ro1">
          <table:table-cell office:value-type="float" office:value="1351.78811984268" calcext:value-type="float">
            <text:p>1351.78811984268</text:p>
          </table:table-cell>
          <table:table-cell office:value-type="float" office:value="3.39447243481628" calcext:value-type="float">
            <text:p>3.39447243481628</text:p>
          </table:table-cell>
          <table:table-cell office:value-type="float" office:value="3.36185338701212" calcext:value-type="float">
            <text:p>3.36185338701212</text:p>
          </table:table-cell>
          <table:table-cell/>
          <table:table-cell table:formula="of:=((1.27814 *([.C46])^(0.252439))-0.885932)*26" office:value-type="float" office:value="22.0973744590528" calcext:value-type="float">
            <text:p>22.0973744590528</text:p>
          </table:table-cell>
        </table:table-row>
        <table:table-row table:style-name="ro1">
          <table:table-cell office:value-type="float" office:value="1302.8958853669" calcext:value-type="float">
            <text:p>1302.8958853669</text:p>
          </table:table-cell>
          <table:table-cell office:value-type="float" office:value="3.31359069748441" calcext:value-type="float">
            <text:p>3.31359069748441</text:p>
          </table:table-cell>
          <table:table-cell office:value-type="float" office:value="3.34752935132153" calcext:value-type="float">
            <text:p>3.34752935132153</text:p>
          </table:table-cell>
          <table:table-cell/>
          <table:table-cell table:formula="of:=((1.27814 *([.C47])^(0.252439))-0.885932)*26" office:value-type="float" office:value="22.0487542648551" calcext:value-type="float">
            <text:p>22.0487542648551</text:p>
          </table:table-cell>
        </table:table-row>
        <table:table-row table:style-name="ro1">
          <table:table-cell office:value-type="float" office:value="1249.90478770348" calcext:value-type="float">
            <text:p>1249.90478770348</text:p>
          </table:table-cell>
          <table:table-cell office:value-type="float" office:value="3.24626297402382" calcext:value-type="float">
            <text:p>3.24626297402382</text:p>
          </table:table-cell>
          <table:table-cell office:value-type="float" office:value="3.34082336973351" calcext:value-type="float">
            <text:p>3.34082336973351</text:p>
          </table:table-cell>
          <table:table-cell/>
          <table:table-cell table:formula="of:=((1.27814 *([.C48])^(0.252439))-0.885932)*26" office:value-type="float" office:value="22.0259386309727" calcext:value-type="float">
            <text:p>22.0259386309727</text:p>
          </table:table-cell>
        </table:table-row>
        <table:table-row table:style-name="ro1">
          <table:table-cell office:value-type="float" office:value="1191.09063103206" calcext:value-type="float">
            <text:p>1191.09063103206</text:p>
          </table:table-cell>
          <table:table-cell office:value-type="float" office:value="3.18848643481581" calcext:value-type="float">
            <text:p>3.18848643481581</text:p>
          </table:table-cell>
          <table:table-cell office:value-type="float" office:value="3.34061827553027" calcext:value-type="float">
            <text:p>3.34061827553027</text:p>
          </table:table-cell>
          <table:table-cell/>
          <table:table-cell table:formula="of:=((1.27814 *([.C49])^(0.252439))-0.885932)*26" office:value-type="float" office:value="22.0252403035133" calcext:value-type="float">
            <text:p>22.0252403035133</text:p>
          </table:table-cell>
        </table:table-row>
        <table:table-row table:style-name="ro1">
          <table:table-cell office:value-type="float" office:value="1121.61505640558" calcext:value-type="float">
            <text:p>1121.61505640558</text:p>
          </table:table-cell>
          <table:table-cell office:value-type="float" office:value="3.13548997940673" calcext:value-type="float">
            <text:p>3.13548997940673</text:p>
          </table:table-cell>
          <table:table-cell office:value-type="float" office:value="3.34500003360528" calcext:value-type="float">
            <text:p>3.34500003360528</text:p>
          </table:table-cell>
          <table:table-cell/>
          <table:table-cell table:formula="of:=((1.27814 *([.C50])^(0.252439))-0.885932)*26" office:value-type="float" office:value="22.0401528318839" calcext:value-type="float">
            <text:p>22.0401528318839</text:p>
          </table:table-cell>
        </table:table-row>
        <table:table-row table:style-name="ro1">
          <table:table-cell office:value-type="float" office:value="1084.73545896232" calcext:value-type="float">
            <text:p>1084.73545896232</text:p>
          </table:table-cell>
          <table:table-cell office:value-type="float" office:value="3.11230297866197" calcext:value-type="float">
            <text:p>3.11230297866197</text:p>
          </table:table-cell>
          <table:table-cell office:value-type="float" office:value="3.35012783228351" calcext:value-type="float">
            <text:p>3.35012783228351</text:p>
          </table:table-cell>
          <table:table-cell/>
          <table:table-cell table:formula="of:=((1.27814 *([.C51])^(0.252439))-0.885932)*26" office:value-type="float" office:value="22.0575858427486" calcext:value-type="float">
            <text:p>22.0575858427486</text:p>
          </table:table-cell>
        </table:table-row>
        <table:table-row table:style-name="ro1">
          <table:table-cell office:value-type="float" office:value="1064.39208981579" calcext:value-type="float">
            <text:p>1064.39208981579</text:p>
          </table:table-cell>
          <table:table-cell office:value-type="float" office:value="3.10043981979698" calcext:value-type="float">
            <text:p>3.10043981979698</text:p>
          </table:table-cell>
          <table:table-cell office:value-type="float" office:value="3.3533042384875" calcext:value-type="float">
            <text:p>3.3533042384875</text:p>
          </table:table-cell>
          <table:table-cell/>
          <table:table-cell table:formula="of:=((1.27814 *([.C52])^(0.252439))-0.885932)*26" office:value-type="float" office:value="22.0683746888052" calcext:value-type="float">
            <text:p>22.0683746888052</text:p>
          </table:table-cell>
        </table:table-row>
        <table:table-row table:style-name="ro1">
          <table:table-cell office:value-type="float" office:value="1023.07378862468" calcext:value-type="float">
            <text:p>1023.07378862468</text:p>
          </table:table-cell>
          <table:table-cell office:value-type="float" office:value="3.0780049491045" calcext:value-type="float">
            <text:p>3.0780049491045</text:p>
          </table:table-cell>
          <table:table-cell office:value-type="float" office:value="3.36018903594941" calcext:value-type="float">
            <text:p>3.36018903594941</text:p>
          </table:table-cell>
          <table:table-cell/>
          <table:table-cell table:formula="of:=((1.27814 *([.C53])^(0.252439))-0.885932)*26" office:value-type="float" office:value="22.0917330993439" calcext:value-type="float">
            <text:p>22.0917330993439</text:p>
          </table:table-cell>
        </table:table-row>
        <table:table-row table:style-name="ro1">
          <table:table-cell office:value-type="float" office:value="999.684112659184" calcext:value-type="float">
            <text:p>999.684112659184</text:p>
          </table:table-cell>
          <table:table-cell office:value-type="float" office:value="3.06611864122048" calcext:value-type="float">
            <text:p>3.06611864122048</text:p>
          </table:table-cell>
          <table:table-cell office:value-type="float" office:value="3.36441595554438" calcext:value-type="float">
            <text:p>3.36441595554438</text:p>
          </table:table-cell>
          <table:table-cell/>
          <table:table-cell table:formula="of:=((1.27814 *([.C54])^(0.252439))-0.885932)*26" office:value-type="float" office:value="22.1060562687833" calcext:value-type="float">
            <text:p>22.1060562687833</text:p>
          </table:table-cell>
        </table:table-row>
        <table:table-row table:style-name="ro1">
          <table:table-cell office:value-type="float" office:value="977.987323694477" calcext:value-type="float">
            <text:p>977.987323694477</text:p>
          </table:table-cell>
          <table:table-cell office:value-type="float" office:value="3.05552451477955" calcext:value-type="float">
            <text:p>3.05552451477955</text:p>
          </table:table-cell>
          <table:table-cell office:value-type="float" office:value="3.36847968218462" calcext:value-type="float">
            <text:p>3.36847968218462</text:p>
          </table:table-cell>
          <table:table-cell/>
          <table:table-cell table:formula="of:=((1.27814 *([.C55])^(0.252439))-0.885932)*26" office:value-type="float" office:value="22.1198137713641" calcext:value-type="float">
            <text:p>22.1198137713641</text:p>
          </table:table-cell>
        </table:table-row>
        <table:table-row table:style-name="ro1">
          <table:table-cell office:value-type="float" office:value="958.969702922506" calcext:value-type="float">
            <text:p>958.969702922506</text:p>
          </table:table-cell>
          <table:table-cell office:value-type="float" office:value="3.04653743062602" calcext:value-type="float">
            <text:p>3.04653743062602</text:p>
          </table:table-cell>
          <table:table-cell office:value-type="float" office:value="3.37212870745853" calcext:value-type="float">
            <text:p>3.37212870745853</text:p>
          </table:table-cell>
          <table:table-cell/>
          <table:table-cell table:formula="of:=((1.27814 *([.C56])^(0.252439))-0.885932)*26" office:value-type="float" office:value="22.1321567587154" calcext:value-type="float">
            <text:p>22.1321567587154</text:p>
          </table:table-cell>
        </table:table-row>
        <table:table-row table:style-name="ro1">
          <table:table-cell office:value-type="float" office:value="937.915359864627" calcext:value-type="float">
            <text:p>937.915359864627</text:p>
          </table:table-cell>
          <table:table-cell office:value-type="float" office:value="3.03687879514904" calcext:value-type="float">
            <text:p>3.03687879514904</text:p>
          </table:table-cell>
          <table:table-cell office:value-type="float" office:value="3.37625064183203" calcext:value-type="float">
            <text:p>3.37625064183203</text:p>
          </table:table-cell>
          <table:table-cell/>
          <table:table-cell table:formula="of:=((1.27814 *([.C57])^(0.252439))-0.885932)*26" office:value-type="float" office:value="22.1460873778966" calcext:value-type="float">
            <text:p>22.1460873778966</text:p>
          </table:table-cell>
        </table:table-row>
        <table:table-row table:style-name="ro1">
          <table:table-cell office:value-type="float" office:value="907.272818174807" calcext:value-type="float">
            <text:p>907.272818174807</text:p>
          </table:table-cell>
          <table:table-cell office:value-type="float" office:value="3.02328999011156" calcext:value-type="float">
            <text:p>3.02328999011156</text:p>
          </table:table-cell>
          <table:table-cell office:value-type="float" office:value="3.38240108107205" calcext:value-type="float">
            <text:p>3.38240108107205</text:p>
          </table:table-cell>
          <table:table-cell/>
          <table:table-cell table:formula="of:=((1.27814 *([.C58])^(0.252439))-0.885932)*26" office:value-type="float" office:value="22.1668499760706" calcext:value-type="float">
            <text:p>22.1668499760706</text:p>
          </table:table-cell>
        </table:table-row>
        <table:table-row table:style-name="ro1">
          <table:table-cell office:value-type="float" office:value="862.008074368857" calcext:value-type="float">
            <text:p>862.008074368857</text:p>
          </table:table-cell>
          <table:table-cell office:value-type="float" office:value="3.0040042065282" calcext:value-type="float">
            <text:p>3.0040042065282</text:p>
          </table:table-cell>
          <table:table-cell office:value-type="float" office:value="3.3920771604831" calcext:value-type="float">
            <text:p>3.3920771604831</text:p>
          </table:table-cell>
          <table:table-cell/>
          <table:table-cell table:formula="of:=((1.27814 *([.C59])^(0.252439))-0.885932)*26" office:value-type="float" office:value="22.1994573440106" calcext:value-type="float">
            <text:p>22.1994573440106</text:p>
          </table:table-cell>
        </table:table-row>
        <table:table-row table:style-name="ro1">
          <table:table-cell office:value-type="float" office:value="831.667420553753" calcext:value-type="float">
            <text:p>831.667420553753</text:p>
          </table:table-cell>
          <table:table-cell office:value-type="float" office:value="2.99147830902384" calcext:value-type="float">
            <text:p>2.99147830902384</text:p>
          </table:table-cell>
          <table:table-cell office:value-type="float" office:value="3.39860447034475" calcext:value-type="float">
            <text:p>3.39860447034475</text:p>
          </table:table-cell>
          <table:table-cell/>
          <table:table-cell table:formula="of:=((1.27814 *([.C60])^(0.252439))-0.885932)*26" office:value-type="float" office:value="22.221414436777" calcext:value-type="float">
            <text:p>22.221414436777</text:p>
          </table:table-cell>
        </table:table-row>
        <table:table-row table:style-name="ro1">
          <table:table-cell office:value-type="float" office:value="807.277262576837" calcext:value-type="float">
            <text:p>807.277262576837</text:p>
          </table:table-cell>
          <table:table-cell office:value-type="float" office:value="2.98160515298335" calcext:value-type="float">
            <text:p>2.98160515298335</text:p>
          </table:table-cell>
          <table:table-cell office:value-type="float" office:value="3.40396113969423" calcext:value-type="float">
            <text:p>3.40396113969423</text:p>
          </table:table-cell>
          <table:table-cell/>
          <table:table-cell table:formula="of:=((1.27814 *([.C61])^(0.252439))-0.885932)*26" office:value-type="float" office:value="22.2394100952659" calcext:value-type="float">
            <text:p>22.2394100952659</text:p>
          </table:table-cell>
        </table:table-row>
        <table:table-row table:style-name="ro1">
          <table:table-cell office:value-type="float" office:value="787.936636676509" calcext:value-type="float">
            <text:p>787.936636676509</text:p>
          </table:table-cell>
          <table:table-cell office:value-type="float" office:value="2.97388232885824" calcext:value-type="float">
            <text:p>2.97388232885824</text:p>
          </table:table-cell>
          <table:table-cell office:value-type="float" office:value="3.40825604150681" calcext:value-type="float">
            <text:p>3.40825604150681</text:p>
          </table:table-cell>
          <table:table-cell/>
          <table:table-cell table:formula="of:=((1.27814 *([.C62])^(0.252439))-0.885932)*26" office:value-type="float" office:value="22.2538234745164" calcext:value-type="float">
            <text:p>22.2538234745164</text:p>
          </table:table-cell>
        </table:table-row>
        <table:table-row table:style-name="ro1">
          <table:table-cell office:value-type="float" office:value="750.725241328594" calcext:value-type="float">
            <text:p>750.725241328594</text:p>
          </table:table-cell>
          <table:table-cell office:value-type="float" office:value="2.95925128067213" calcext:value-type="float">
            <text:p>2.95925128067213</text:p>
          </table:table-cell>
          <table:table-cell office:value-type="float" office:value="3.41654885593564" calcext:value-type="float">
            <text:p>3.41654885593564</text:p>
          </table:table-cell>
          <table:table-cell/>
          <table:table-cell table:formula="of:=((1.27814 *([.C63])^(0.252439))-0.885932)*26" office:value-type="float" office:value="22.2816151840824" calcext:value-type="float">
            <text:p>22.2816151840824</text:p>
          </table:table-cell>
        </table:table-row>
        <table:table-row table:style-name="ro1">
          <table:table-cell office:value-type="float" office:value="706.796282841441" calcext:value-type="float">
            <text:p>706.796282841441</text:p>
          </table:table-cell>
          <table:table-cell office:value-type="float" office:value="2.94226701566535" calcext:value-type="float">
            <text:p>2.94226701566535</text:p>
          </table:table-cell>
          <table:table-cell office:value-type="float" office:value="3.42668629196799" calcext:value-type="float">
            <text:p>3.42668629196799</text:p>
          </table:table-cell>
          <table:table-cell/>
          <table:table-cell table:formula="of:=((1.27814 *([.C64])^(0.252439))-0.885932)*26" office:value-type="float" office:value="22.3155203559024" calcext:value-type="float">
            <text:p>22.3155203559024</text:p>
          </table:table-cell>
        </table:table-row>
        <table:table-row table:style-name="ro1">
          <table:table-cell office:value-type="float" office:value="678.192527741076" calcext:value-type="float">
            <text:p>678.192527741076</text:p>
          </table:table-cell>
          <table:table-cell office:value-type="float" office:value="2.93135619730646" calcext:value-type="float">
            <text:p>2.93135619730646</text:p>
          </table:table-cell>
          <table:table-cell office:value-type="float" office:value="3.43319724541981" calcext:value-type="float">
            <text:p>3.43319724541981</text:p>
          </table:table-cell>
          <table:table-cell/>
          <table:table-cell table:formula="of:=((1.27814 *([.C65])^(0.252439))-0.885932)*26" office:value-type="float" office:value="22.3372570455904" calcext:value-type="float">
            <text:p>22.3372570455904</text:p>
          </table:table-cell>
        </table:table-row>
        <table:table-row table:style-name="ro1">
          <table:table-cell office:value-type="float" office:value="638.664116904277" calcext:value-type="float">
            <text:p>638.664116904277</text:p>
          </table:table-cell>
          <table:table-cell office:value-type="float" office:value="2.91642330190075" calcext:value-type="float">
            <text:p>2.91642330190075</text:p>
          </table:table-cell>
          <table:table-cell office:value-type="float" office:value="3.4423309492821" calcext:value-type="float">
            <text:p>3.4423309492821</text:p>
          </table:table-cell>
          <table:table-cell/>
          <table:table-cell table:formula="of:=((1.27814 *([.C66])^(0.252439))-0.885932)*26" office:value-type="float" office:value="22.3676978582701" calcext:value-type="float">
            <text:p>22.3676978582701</text:p>
          </table:table-cell>
        </table:table-row>
        <table:table-row table:style-name="ro1">
          <table:table-cell office:value-type="float" office:value="617.349870050884" calcext:value-type="float">
            <text:p>617.349870050884</text:p>
          </table:table-cell>
          <table:table-cell office:value-type="float" office:value="2.90843657814949" calcext:value-type="float">
            <text:p>2.90843657814949</text:p>
          </table:table-cell>
          <table:table-cell office:value-type="float" office:value="3.44735315708948" calcext:value-type="float">
            <text:p>3.44735315708948</text:p>
          </table:table-cell>
          <table:table-cell/>
          <table:table-cell table:formula="of:=((1.27814 *([.C67])^(0.252439))-0.885932)*26" office:value-type="float" office:value="22.3844101544992" calcext:value-type="float">
            <text:p>22.3844101544992</text:p>
          </table:table-cell>
        </table:table-row>
        <table:table-row table:style-name="ro1">
          <table:table-cell office:value-type="float" office:value="594.024397461293" calcext:value-type="float">
            <text:p>594.024397461293</text:p>
          </table:table-cell>
          <table:table-cell office:value-type="float" office:value="2.89972982265761" calcext:value-type="float">
            <text:p>2.89972982265761</text:p>
          </table:table-cell>
          <table:table-cell office:value-type="float" office:value="3.45288706195157" calcext:value-type="float">
            <text:p>3.45288706195157</text:p>
          </table:table-cell>
          <table:table-cell/>
          <table:table-cell table:formula="of:=((1.27814 *([.C68])^(0.252439))-0.885932)*26" office:value-type="float" office:value="22.4028041506705" calcext:value-type="float">
            <text:p>22.4028041506705</text:p>
          </table:table-cell>
        </table:table-row>
        <table:table-row table:style-name="ro1">
          <table:table-cell office:value-type="float" office:value="574.90104552073" calcext:value-type="float">
            <text:p>574.90104552073</text:p>
          </table:table-cell>
          <table:table-cell office:value-type="float" office:value="2.89261235737147" calcext:value-type="float">
            <text:p>2.89261235737147</text:p>
          </table:table-cell>
          <table:table-cell office:value-type="float" office:value="3.45746257026104" calcext:value-type="float">
            <text:p>3.45746257026104</text:p>
          </table:table-cell>
          <table:table-cell/>
          <table:table-cell table:formula="of:=((1.27814 *([.C69])^(0.252439))-0.885932)*26" office:value-type="float" office:value="22.4179959223494" calcext:value-type="float">
            <text:p>22.4179959223494</text:p>
          </table:table-cell>
        </table:table-row>
        <table:table-row table:style-name="ro1">
          <table:table-cell office:value-type="float" office:value="552.022399629925" calcext:value-type="float">
            <text:p>552.022399629925</text:p>
          </table:table-cell>
          <table:table-cell office:value-type="float" office:value="2.88411382009321" calcext:value-type="float">
            <text:p>2.88411382009321</text:p>
          </table:table-cell>
          <table:table-cell office:value-type="float" office:value="3.46296381109308" calcext:value-type="float">
            <text:p>3.46296381109308</text:p>
          </table:table-cell>
          <table:table-cell/>
          <table:table-cell table:formula="of:=((1.27814 *([.C70])^(0.252439))-0.885932)*26" office:value-type="float" office:value="22.4362414602744" calcext:value-type="float">
            <text:p>22.4362414602744</text:p>
          </table:table-cell>
        </table:table-row>
        <table:table-row table:style-name="ro1">
          <table:table-cell office:value-type="float" office:value="533.375470881183" calcext:value-type="float">
            <text:p>533.375470881183</text:p>
          </table:table-cell>
          <table:table-cell office:value-type="float" office:value="2.87720457237545" calcext:value-type="float">
            <text:p>2.87720457237545</text:p>
          </table:table-cell>
          <table:table-cell office:value-type="float" office:value="3.46746704132453" calcext:value-type="float">
            <text:p>3.46746704132453</text:p>
          </table:table-cell>
          <table:table-cell/>
          <table:table-cell table:formula="of:=((1.27814 *([.C71])^(0.252439))-0.885932)*26" office:value-type="float" office:value="22.4511608527715" calcext:value-type="float">
            <text:p>22.4511608527715</text:p>
          </table:table-cell>
        </table:table-row>
        <table:table-row table:style-name="ro1">
          <table:table-cell office:value-type="float" office:value="479.883584793079" calcext:value-type="float">
            <text:p>479.883584793079</text:p>
          </table:table-cell>
          <table:table-cell office:value-type="float" office:value="2.857461428277" calcext:value-type="float">
            <text:p>2.857461428277</text:p>
          </table:table-cell>
          <table:table-cell office:value-type="float" office:value="3.48036954552508" calcext:value-type="float">
            <text:p>3.48036954552508</text:p>
          </table:table-cell>
          <table:table-cell/>
          <table:table-cell table:formula="of:=((1.27814 *([.C72])^(0.252439))-0.885932)*26" office:value-type="float" office:value="22.4938273431102" calcext:value-type="float">
            <text:p>22.4938273431102</text:p>
          </table:table-cell>
        </table:table-row>
        <table:table-row table:style-name="ro1">
          <table:table-cell office:value-type="float" office:value="463.07458029865" calcext:value-type="float">
            <text:p>463.07458029865</text:p>
          </table:table-cell>
          <table:table-cell office:value-type="float" office:value="2.85127148951143" calcext:value-type="float">
            <text:p>2.85127148951143</text:p>
          </table:table-cell>
          <table:table-cell office:value-type="float" office:value="3.48455880625834" calcext:value-type="float">
            <text:p>3.48455880625834</text:p>
          </table:table-cell>
          <table:table-cell/>
          <table:table-cell table:formula="of:=((1.27814 *([.C73])^(0.252439))-0.885932)*26" office:value-type="float" office:value="22.5076551185873" calcext:value-type="float">
            <text:p>22.5076551185873</text:p>
          </table:table-cell>
        </table:table-row>
        <table:table-row table:style-name="ro1">
          <table:table-cell office:value-type="float" office:value="445.202953162121" calcext:value-type="float">
            <text:p>445.202953162121</text:p>
          </table:table-cell>
          <table:table-cell office:value-type="float" office:value="2.84468825407069" calcext:value-type="float">
            <text:p>2.84468825407069</text:p>
          </table:table-cell>
          <table:table-cell office:value-type="float" office:value="3.48896545256072" calcext:value-type="float">
            <text:p>3.48896545256072</text:p>
          </table:table-cell>
          <table:table-cell/>
          <table:table-cell table:formula="of:=((1.27814 *([.C74])^(0.252439))-0.885932)*26" office:value-type="float" office:value="22.5221870280878" calcext:value-type="float">
            <text:p>22.5221870280878</text:p>
          </table:table-cell>
        </table:table-row>
        <table:table-row table:style-name="ro1">
          <table:table-cell office:value-type="float" office:value="426.586851322279" calcext:value-type="float">
            <text:p>426.586851322279</text:p>
          </table:table-cell>
          <table:table-cell office:value-type="float" office:value="2.83783951148089" calcext:value-type="float">
            <text:p>2.83783951148089</text:p>
          </table:table-cell>
          <table:table-cell office:value-type="float" office:value="3.49355077886375" calcext:value-type="float">
            <text:p>3.49355077886375</text:p>
          </table:table-cell>
          <table:table-cell/>
          <table:table-cell table:formula="of:=((1.27814 *([.C75])^(0.252439))-0.885932)*26" office:value-type="float" office:value="22.5372936158207" calcext:value-type="float">
            <text:p>22.5372936158207</text:p>
          </table:table-cell>
        </table:table-row>
        <table:table-row table:style-name="ro1">
          <table:table-cell office:value-type="float" office:value="398.447963895205" calcext:value-type="float">
            <text:p>398.447963895205</text:p>
          </table:table-cell>
          <table:table-cell office:value-type="float" office:value="2.82749731253732" calcext:value-type="float">
            <text:p>2.82749731253732</text:p>
          </table:table-cell>
          <table:table-cell office:value-type="float" office:value="3.50053845598903" calcext:value-type="float">
            <text:p>3.50053845598903</text:p>
          </table:table-cell>
          <table:table-cell/>
          <table:table-cell table:formula="of:=((1.27814 *([.C76])^(0.252439))-0.885932)*26" office:value-type="float" office:value="22.5602863890896" calcext:value-type="float">
            <text:p>22.5602863890896</text:p>
          </table:table-cell>
        </table:table-row>
        <table:table-row table:style-name="ro1">
          <table:table-cell office:value-type="float" office:value="376.80060945021" calcext:value-type="float">
            <text:p>376.80060945021</text:p>
          </table:table-cell>
          <table:table-cell office:value-type="float" office:value="2.81953932783404" calcext:value-type="float">
            <text:p>2.81953932783404</text:p>
          </table:table-cell>
          <table:table-cell office:value-type="float" office:value="3.50599026285733" calcext:value-type="float">
            <text:p>3.50599026285733</text:p>
          </table:table-cell>
          <table:table-cell/>
          <table:table-cell table:formula="of:=((1.27814 *([.C77])^(0.252439))-0.885932)*26" office:value-type="float" office:value="22.5782016043835" calcext:value-type="float">
            <text:p>22.5782016043835</text:p>
          </table:table-cell>
        </table:table-row>
        <table:table-row table:style-name="ro1">
          <table:table-cell office:value-type="float" office:value="339.839774233916" calcext:value-type="float">
            <text:p>339.839774233916</text:p>
          </table:table-cell>
          <table:table-cell office:value-type="float" office:value="2.80595615052773" calcext:value-type="float">
            <text:p>2.80595615052773</text:p>
          </table:table-cell>
          <table:table-cell office:value-type="float" office:value="3.51523678520536" calcext:value-type="float">
            <text:p>3.51523678520536</text:p>
          </table:table-cell>
          <table:table-cell/>
          <table:table-cell table:formula="of:=((1.27814 *([.C78])^(0.252439))-0.885932)*26" office:value-type="float" office:value="22.6085391006771" calcext:value-type="float">
            <text:p>22.6085391006771</text:p>
          </table:table-cell>
        </table:table-row>
        <table:table-row table:style-name="ro1">
          <table:table-cell office:value-type="float" office:value="317.037549439889" calcext:value-type="float">
            <text:p>317.037549439889</text:p>
          </table:table-cell>
          <table:table-cell office:value-type="float" office:value="2.79758357887673" calcext:value-type="float">
            <text:p>2.79758357887673</text:p>
          </table:table-cell>
          <table:table-cell office:value-type="float" office:value="3.52103793741459" calcext:value-type="float">
            <text:p>3.52103793741459</text:p>
          </table:table-cell>
          <table:table-cell/>
          <table:table-cell table:formula="of:=((1.27814 *([.C79])^(0.252439))-0.885932)*26" office:value-type="float" office:value="22.6275420238852" calcext:value-type="float">
            <text:p>22.6275420238852</text:p>
          </table:table-cell>
        </table:table-row>
        <table:table-row table:style-name="ro1">
          <table:table-cell office:value-type="float" office:value="293.737471095456" calcext:value-type="float">
            <text:p>293.737471095456</text:p>
          </table:table-cell>
          <table:table-cell office:value-type="float" office:value="2.78902378520949" calcext:value-type="float">
            <text:p>2.78902378520949</text:p>
          </table:table-cell>
          <table:table-cell office:value-type="float" office:value="3.5269919197759" calcext:value-type="float">
            <text:p>3.5269919197759</text:p>
          </table:table-cell>
          <table:table-cell/>
          <table:table-cell table:formula="of:=((1.27814 *([.C80])^(0.252439))-0.885932)*26" office:value-type="float" office:value="22.6470212526143" calcext:value-type="float">
            <text:p>22.6470212526143</text:p>
          </table:table-cell>
        </table:table-row>
        <table:table-row table:style-name="ro1">
          <table:table-cell office:value-type="float" office:value="253.093778615" calcext:value-type="float">
            <text:p>253.093778615</text:p>
          </table:table-cell>
          <table:table-cell office:value-type="float" office:value="2.7740719019829" calcext:value-type="float">
            <text:p>2.7740719019829</text:p>
          </table:table-cell>
          <table:table-cell office:value-type="float" office:value="3.5375586769655" calcext:value-type="float">
            <text:p>3.5375586769655</text:p>
          </table:table-cell>
          <table:table-cell/>
          <table:table-cell table:formula="of:=((1.27814 *([.C81])^(0.252439))-0.885932)*26" office:value-type="float" office:value="22.6815313322923" calcext:value-type="float">
            <text:p>22.6815313322923</text:p>
          </table:table-cell>
        </table:table-row>
        <table:table-row table:style-name="ro1">
          <table:table-cell office:value-type="float" office:value="197.225192859116" calcext:value-type="float">
            <text:p>197.225192859116</text:p>
          </table:table-cell>
          <table:table-cell office:value-type="float" office:value="2.7535595050255" calcext:value-type="float">
            <text:p>2.7535595050255</text:p>
          </table:table-cell>
          <table:table-cell office:value-type="float" office:value="3.55162617619215" calcext:value-type="float">
            <text:p>3.55162617619215</text:p>
          </table:table-cell>
          <table:table-cell/>
          <table:table-cell table:formula="of:=((1.27814 *([.C82])^(0.252439))-0.885932)*26" office:value-type="float" office:value="22.7273551386651" calcext:value-type="float">
            <text:p>22.7273551386651</text:p>
          </table:table-cell>
        </table:table-row>
        <table:table-row table:style-name="ro1">
          <table:table-cell office:value-type="float" office:value="170.7105412599" calcext:value-type="float">
            <text:p>170.7105412599</text:p>
          </table:table-cell>
          <table:table-cell office:value-type="float" office:value="2.74384880506567" calcext:value-type="float">
            <text:p>2.74384880506567</text:p>
          </table:table-cell>
          <table:table-cell office:value-type="float" office:value="3.55862537576905" calcext:value-type="float">
            <text:p>3.55862537576905</text:p>
          </table:table-cell>
          <table:table-cell/>
          <table:table-cell table:formula="of:=((1.27814 *([.C83])^(0.252439))-0.885932)*26" office:value-type="float" office:value="22.7501039653592" calcext:value-type="float">
            <text:p>22.7501039653592</text:p>
          </table:table-cell>
        </table:table-row>
        <table:table-row table:style-name="ro1">
          <table:table-cell office:value-type="float" office:value="144.043590843584" calcext:value-type="float">
            <text:p>144.043590843584</text:p>
          </table:table-cell>
          <table:table-cell office:value-type="float" office:value="2.73406382341973" calcext:value-type="float">
            <text:p>2.73406382341973</text:p>
          </table:table-cell>
          <table:table-cell office:value-type="float" office:value="3.56564110420894" calcext:value-type="float">
            <text:p>3.56564110420894</text:p>
          </table:table-cell>
          <table:table-cell/>
          <table:table-cell table:formula="of:=((1.27814 *([.C84])^(0.252439))-0.885932)*26" office:value-type="float" office:value="22.772872972257" calcext:value-type="float">
            <text:p>22.772872972257</text:p>
          </table:table-cell>
        </table:table-row>
        <table:table-row table:style-name="ro1">
          <table:table-cell office:value-type="float" office:value="121.282233610341" calcext:value-type="float">
            <text:p>121.282233610341</text:p>
          </table:table-cell>
          <table:table-cell office:value-type="float" office:value="2.72570441262045" calcext:value-type="float">
            <text:p>2.72570441262045</text:p>
          </table:table-cell>
          <table:table-cell office:value-type="float" office:value="3.57165832783335" calcext:value-type="float">
            <text:p>3.57165832783335</text:p>
          </table:table-cell>
          <table:table-cell/>
          <table:table-cell table:formula="of:=((1.27814 *([.C85])^(0.252439))-0.885932)*26" office:value-type="float" office:value="22.7923747436284" calcext:value-type="float">
            <text:p>22.7923747436284</text:p>
          </table:table-cell>
        </table:table-row>
        <table:table-row table:style-name="ro1">
          <table:table-cell office:value-type="float" office:value="99.9387351395237" calcext:value-type="float">
            <text:p>99.9387351395237</text:p>
          </table:table-cell>
          <table:table-cell office:value-type="float" office:value="2.71786512529941" calcext:value-type="float">
            <text:p>2.71786512529941</text:p>
          </table:table-cell>
          <table:table-cell office:value-type="float" office:value="3.57730352312216" calcext:value-type="float">
            <text:p>3.57730352312216</text:p>
          </table:table-cell>
          <table:table-cell/>
          <table:table-cell table:formula="of:=((1.27814 *([.C86])^(0.252439))-0.885932)*26" office:value-type="float" office:value="22.8106484567871" calcext:value-type="float">
            <text:p>22.8106484567871</text:p>
          </table:table-cell>
        </table:table-row>
        <table:table-row table:style-name="ro1">
          <table:table-cell office:value-type="float" office:value="66.5027379182979" calcext:value-type="float">
            <text:p>66.5027379182979</text:p>
          </table:table-cell>
          <table:table-cell office:value-type="float" office:value="2.70557199259146" calcext:value-type="float">
            <text:p>2.70557199259146</text:p>
          </table:table-cell>
          <table:table-cell office:value-type="float" office:value="3.58628172286452" calcext:value-type="float">
            <text:p>3.58628172286452</text:p>
          </table:table-cell>
          <table:table-cell/>
          <table:table-cell table:formula="of:=((1.27814 *([.C87])^(0.252439))-0.885932)*26" office:value-type="float" office:value="22.8396668766392" calcext:value-type="float">
            <text:p>22.8396668766392</text:p>
          </table:table-cell>
        </table:table-row>
        <table:table-row table:style-name="ro1">
          <table:table-cell office:value-type="float" office:value="42.8701061992026" calcext:value-type="float">
            <text:p>42.8701061992026</text:p>
          </table:table-cell>
          <table:table-cell office:value-type="float" office:value="2.69686895754347" calcext:value-type="float">
            <text:p>2.69686895754347</text:p>
          </table:table-cell>
          <table:table-cell office:value-type="float" office:value="3.59264348073663" calcext:value-type="float">
            <text:p>3.59264348073663</text:p>
          </table:table-cell>
          <table:table-cell/>
          <table:table-cell table:formula="of:=((1.27814 *([.C88])^(0.252439))-0.885932)*26" office:value-type="float" office:value="22.8601958427554" calcext:value-type="float">
            <text:p>22.8601958427554</text:p>
          </table:table-cell>
        </table:table-row>
        <table:table-row table:style-name="ro1">
          <table:table-cell office:value-type="float" office:value="20.1150410466964" calcext:value-type="float">
            <text:p>20.1150410466964</text:p>
          </table:table-cell>
          <table:table-cell office:value-type="float" office:value="2.68847782405877" calcext:value-type="float">
            <text:p>2.68847782405877</text:p>
          </table:table-cell>
          <table:table-cell office:value-type="float" office:value="3.59881632168044" calcext:value-type="float">
            <text:p>3.59881632168044</text:p>
          </table:table-cell>
          <table:table-cell/>
          <table:table-cell table:formula="of:=((1.27814 *([.C89])^(0.252439))-0.885932)*26" office:value-type="float" office:value="22.8800892260439" calcext:value-type="float">
            <text:p>22.8800892260439</text:p>
          </table:table-cell>
        </table:table-row>
        <table:table-row table:style-name="ro1">
          <table:table-cell office:value-type="float" office:value="-15.2593722976608" calcext:value-type="float">
            <text:p>-15.2593722976608</text:p>
          </table:table-cell>
          <table:table-cell office:value-type="float" office:value="2.67541359645445" calcext:value-type="float">
            <text:p>2.67541359645445</text:p>
          </table:table-cell>
          <table:table-cell office:value-type="float" office:value="3.60850113052025" calcext:value-type="float">
            <text:p>3.60850113052025</text:p>
          </table:table-cell>
          <table:table-cell/>
          <table:table-cell table:formula="of:=((1.27814 *([.C90])^(0.252439))-0.885932)*26" office:value-type="float" office:value="22.911249380758" calcext:value-type="float">
            <text:p>22.911249380758</text:p>
          </table:table-cell>
        </table:table-row>
        <table:table-row table:style-name="ro1">
          <table:table-cell office:value-type="float" office:value="-42.3155007208427" calcext:value-type="float">
            <text:p>-42.3155007208427</text:p>
          </table:table-cell>
          <table:table-cell office:value-type="float" office:value="2.66541160658651" calcext:value-type="float">
            <text:p>2.66541160658651</text:p>
          </table:table-cell>
          <table:table-cell office:value-type="float" office:value="3.61589497833552" calcext:value-type="float">
            <text:p>3.61589497833552</text:p>
          </table:table-cell>
          <table:table-cell/>
          <table:table-cell table:formula="of:=((1.27814 *([.C91])^(0.252439))-0.885932)*26" office:value-type="float" office:value="22.9349964802121" calcext:value-type="float">
            <text:p>22.9349964802121</text:p>
          </table:table-cell>
        </table:table-row>
        <table:table-row table:style-name="ro1">
          <table:table-cell office:value-type="float" office:value="-66.2889477141947" calcext:value-type="float">
            <text:p>-66.2889477141947</text:p>
          </table:table-cell>
          <table:table-cell office:value-type="float" office:value="2.65654685527053" calcext:value-type="float">
            <text:p>2.65654685527053</text:p>
          </table:table-cell>
          <table:table-cell office:value-type="float" office:value="3.62248737412447" calcext:value-type="float">
            <text:p>3.62248737412447</text:p>
          </table:table-cell>
          <table:table-cell/>
          <table:table-cell table:formula="of:=((1.27814 *([.C92])^(0.252439))-0.885932)*26" office:value-type="float" office:value="22.9561389338791" calcext:value-type="float">
            <text:p>22.9561389338791</text:p>
          </table:table-cell>
        </table:table-row>
        <table:table-row table:style-name="ro1">
          <table:table-cell office:value-type="float" office:value="-88.2602334009824" calcext:value-type="float">
            <text:p>-88.2602334009824</text:p>
          </table:table-cell>
          <table:table-cell office:value-type="float" office:value="2.64841483702425" calcext:value-type="float">
            <text:p>2.64841483702425</text:p>
          </table:table-cell>
          <table:table-cell office:value-type="float" office:value="3.62857933131785" calcext:value-type="float">
            <text:p>3.62857933131785</text:p>
          </table:table-cell>
          <table:table-cell/>
          <table:table-cell table:formula="of:=((1.27814 *([.C93])^(0.252439))-0.885932)*26" office:value-type="float" office:value="22.9756508767111" calcext:value-type="float">
            <text:p>22.9756508767111</text:p>
          </table:table-cell>
        </table:table-row>
        <table:table-row table:style-name="ro1">
          <table:table-cell office:value-type="float" office:value="-105.776134743946" calcext:value-type="float">
            <text:p>-105.776134743946</text:p>
          </table:table-cell>
          <table:table-cell office:value-type="float" office:value="2.64192917372957" calcext:value-type="float">
            <text:p>2.64192917372957</text:p>
          </table:table-cell>
          <table:table-cell office:value-type="float" office:value="3.63343631066351" calcext:value-type="float">
            <text:p>3.63343631066351</text:p>
          </table:table-cell>
          <table:table-cell/>
          <table:table-cell table:formula="of:=((1.27814 *([.C94])^(0.252439))-0.885932)*26" office:value-type="float" office:value="22.9911897685087" calcext:value-type="float">
            <text:p>22.9911897685087</text:p>
          </table:table-cell>
        </table:table-row>
        <table:table-row table:style-name="ro1">
          <table:table-cell office:value-type="float" office:value="-131.498370945569" calcext:value-type="float">
            <text:p>-131.498370945569</text:p>
          </table:table-cell>
          <table:table-cell office:value-type="float" office:value="2.63240632640492" calcext:value-type="float">
            <text:p>2.63240632640492</text:p>
          </table:table-cell>
          <table:table-cell office:value-type="float" office:value="3.64058965699799" calcext:value-type="float">
            <text:p>3.64058965699799</text:p>
          </table:table-cell>
          <table:table-cell/>
          <table:table-cell table:formula="of:=((1.27814 *([.C95])^(0.252439))-0.885932)*26" office:value-type="float" office:value="23.0140471558224" calcext:value-type="float">
            <text:p>23.0140471558224</text:p>
          </table:table-cell>
        </table:table-row>
        <table:table-row table:style-name="ro1">
          <table:table-cell office:value-type="float" office:value="-164.42398044157" calcext:value-type="float">
            <text:p>-164.42398044157</text:p>
          </table:table-cell>
          <table:table-cell office:value-type="float" office:value="2.62021733446536" calcext:value-type="float">
            <text:p>2.62021733446536</text:p>
          </table:table-cell>
          <table:table-cell office:value-type="float" office:value="3.64980212068298" calcext:value-type="float">
            <text:p>3.64980212068298</text:p>
          </table:table-cell>
          <table:table-cell/>
          <table:table-cell table:formula="of:=((1.27814 *([.C96])^(0.252439))-0.885932)*26" office:value-type="float" office:value="23.0434347171781" calcext:value-type="float">
            <text:p>23.0434347171781</text:p>
          </table:table-cell>
        </table:table-row>
        <table:table-row table:style-name="ro1">
          <table:table-cell office:value-type="float" office:value="-206.541957714965" calcext:value-type="float">
            <text:p>-206.541957714965</text:p>
          </table:table-cell>
          <table:table-cell office:value-type="float" office:value="2.60457721867911" calcext:value-type="float">
            <text:p>2.60457721867911</text:p>
          </table:table-cell>
          <table:table-cell office:value-type="float" office:value="3.66188440396716" calcext:value-type="float">
            <text:p>3.66188440396716</text:p>
          </table:table-cell>
          <table:table-cell/>
          <table:table-cell table:formula="of:=((1.27814 *([.C97])^(0.252439))-0.885932)*26" office:value-type="float" office:value="23.0818930052921" calcext:value-type="float">
            <text:p>23.0818930052921</text:p>
          </table:table-cell>
        </table:table-row>
        <table:table-row table:style-name="ro1">
          <table:table-cell office:value-type="float" office:value="-234.212437779961" calcext:value-type="float">
            <text:p>-234.212437779961</text:p>
          </table:table-cell>
          <table:table-cell office:value-type="float" office:value="2.59430095725569" calcext:value-type="float">
            <text:p>2.59430095725569</text:p>
          </table:table-cell>
          <table:table-cell office:value-type="float" office:value="3.66970656042006" calcext:value-type="float">
            <text:p>3.66970656042006</text:p>
          </table:table-cell>
          <table:table-cell/>
          <table:table-cell table:formula="of:=((1.27814 *([.C98])^(0.252439))-0.885932)*26" office:value-type="float" office:value="23.1067406176983" calcext:value-type="float">
            <text:p>23.1067406176983</text:p>
          </table:table-cell>
        </table:table-row>
        <table:table-row table:style-name="ro1">
          <table:table-cell office:value-type="float" office:value="-256.880547624316" calcext:value-type="float">
            <text:p>-256.880547624316</text:p>
          </table:table-cell>
          <table:table-cell office:value-type="float" office:value="2.58588452489232" calcext:value-type="float">
            <text:p>2.58588452489232</text:p>
          </table:table-cell>
          <table:table-cell office:value-type="float" office:value="3.67617421308887" calcext:value-type="float">
            <text:p>3.67617421308887</text:p>
          </table:table-cell>
          <table:table-cell/>
          <table:table-cell table:formula="of:=((1.27814 *([.C99])^(0.252439))-0.885932)*26" office:value-type="float" office:value="23.1272556708757" calcext:value-type="float">
            <text:p>23.1272556708757</text:p>
          </table:table-cell>
        </table:table-row>
        <table:table-row table:style-name="ro1">
          <table:table-cell office:value-type="float" office:value="-277.969504558574" calcext:value-type="float">
            <text:p>-277.969504558574</text:p>
          </table:table-cell>
          <table:table-cell office:value-type="float" office:value="2.57805483625159" calcext:value-type="float">
            <text:p>2.57805483625159</text:p>
          </table:table-cell>
          <table:table-cell office:value-type="float" office:value="3.68224147409776" calcext:value-type="float">
            <text:p>3.68224147409776</text:p>
          </table:table-cell>
          <table:table-cell/>
          <table:table-cell table:formula="of:=((1.27814 *([.C100])^(0.252439))-0.885932)*26" office:value-type="float" office:value="23.1464761894657" calcext:value-type="float">
            <text:p>23.1464761894657</text:p>
          </table:table-cell>
        </table:table-row>
        <table:table-row table:style-name="ro1">
          <table:table-cell office:value-type="float" office:value="-299.245174286446" calcext:value-type="float">
            <text:p>-299.245174286446</text:p>
          </table:table-cell>
          <table:table-cell office:value-type="float" office:value="2.57014869591478" calcext:value-type="float">
            <text:p>2.57014869591478</text:p>
          </table:table-cell>
          <table:table-cell office:value-type="float" office:value="3.68841363319426" calcext:value-type="float">
            <text:p>3.68841363319426</text:p>
          </table:table-cell>
          <table:table-cell/>
          <table:table-cell table:formula="of:=((1.27814 *([.C101])^(0.252439))-0.885932)*26" office:value-type="float" office:value="23.1660047381415" calcext:value-type="float">
            <text:p>23.1660047381415</text:p>
          </table:table-cell>
        </table:table-row>
        <table:table-row table:style-name="ro1">
          <table:table-cell office:value-type="float" office:value="-331.698321648973" calcext:value-type="float">
            <text:p>-331.698321648973</text:p>
          </table:table-cell>
          <table:table-cell office:value-type="float" office:value="2.55808102556907" calcext:value-type="float">
            <text:p>2.55808102556907</text:p>
          </table:table-cell>
          <table:table-cell office:value-type="float" office:value="3.69786535154043" calcext:value-type="float">
            <text:p>3.69786535154043</text:p>
          </table:table-cell>
          <table:table-cell/>
          <table:table-cell table:formula="of:=((1.27814 *([.C102])^(0.252439))-0.885932)*26" office:value-type="float" office:value="23.1958624310152" calcext:value-type="float">
            <text:p>23.1958624310152</text:p>
          </table:table-cell>
        </table:table-row>
        <table:table-row table:style-name="ro1">
          <table:table-cell office:value-type="float" office:value="-363.584962539344" calcext:value-type="float">
            <text:p>-363.584962539344</text:p>
          </table:table-cell>
          <table:table-cell office:value-type="float" office:value="2.5462220128603" calcext:value-type="float">
            <text:p>2.5462220128603</text:p>
          </table:table-cell>
          <table:table-cell office:value-type="float" office:value="3.70720527669531" calcext:value-type="float">
            <text:p>3.70720527669531</text:p>
          </table:table-cell>
          <table:table-cell/>
          <table:table-cell table:formula="of:=((1.27814 *([.C103])^(0.252439))-0.885932)*26" office:value-type="float" office:value="23.225310982296" calcext:value-type="float">
            <text:p>23.225310982296</text:p>
          </table:table-cell>
        </table:table-row>
        <table:table-row table:style-name="ro1">
          <table:table-cell office:value-type="float" office:value="-388.022714820255" calcext:value-type="float">
            <text:p>-388.022714820255</text:p>
          </table:table-cell>
          <table:table-cell office:value-type="float" office:value="2.53712841632988" calcext:value-type="float">
            <text:p>2.53712841632988</text:p>
          </table:table-cell>
          <table:table-cell office:value-type="float" office:value="3.71440274357051" calcext:value-type="float">
            <text:p>3.71440274357051</text:p>
          </table:table-cell>
          <table:table-cell/>
          <table:table-cell table:formula="of:=((1.27814 *([.C104])^(0.252439))-0.885932)*26" office:value-type="float" office:value="23.2479666000628" calcext:value-type="float">
            <text:p>23.2479666000628</text:p>
          </table:table-cell>
        </table:table-row>
        <table:table-row table:style-name="ro1">
          <table:table-cell office:value-type="float" office:value="-437.36330563996" calcext:value-type="float">
            <text:p>-437.36330563996</text:p>
          </table:table-cell>
          <table:table-cell office:value-type="float" office:value="2.5187252822225" calcext:value-type="float">
            <text:p>2.5187252822225</text:p>
          </table:table-cell>
          <table:table-cell office:value-type="float" office:value="3.72931483720993" calcext:value-type="float">
            <text:p>3.72931483720993</text:p>
          </table:table-cell>
          <table:table-cell/>
          <table:table-cell table:formula="of:=((1.27814 *([.C105])^(0.252439))-0.885932)*26" office:value-type="float" office:value="23.2948014779067" calcext:value-type="float">
            <text:p>23.2948014779067</text:p>
          </table:table-cell>
        </table:table-row>
        <table:table-row table:style-name="ro1">
          <table:table-cell office:value-type="float" office:value="-461.825449424736" calcext:value-type="float">
            <text:p>-461.825449424736</text:p>
          </table:table-cell>
          <table:table-cell office:value-type="float" office:value="2.50957450190524" calcext:value-type="float">
            <text:p>2.50957450190524</text:p>
          </table:table-cell>
          <table:table-cell office:value-type="float" office:value="3.73662233000277" calcext:value-type="float">
            <text:p>3.73662233000277</text:p>
          </table:table-cell>
          <table:table-cell/>
          <table:table-cell table:formula="of:=((1.27814 *([.C106])^(0.252439))-0.885932)*26" office:value-type="float" office:value="23.3177012521665" calcext:value-type="float">
            <text:p>23.3177012521665</text:p>
          </table:table-cell>
        </table:table-row>
        <table:table-row table:style-name="ro1">
          <table:table-cell office:value-type="float" office:value="-490.274156174927" calcext:value-type="float">
            <text:p>-490.274156174927</text:p>
          </table:table-cell>
          <table:table-cell office:value-type="float" office:value="2.49894227048795" calcext:value-type="float">
            <text:p>2.49894227048795</text:p>
          </table:table-cell>
          <table:table-cell office:value-type="float" office:value="3.74517373050056" calcext:value-type="float">
            <text:p>3.74517373050056</text:p>
          </table:table-cell>
          <table:table-cell/>
          <table:table-cell table:formula="of:=((1.27814 *([.C107])^(0.252439))-0.885932)*26" office:value-type="float" office:value="23.3444566357235" calcext:value-type="float">
            <text:p>23.3444566357235</text:p>
          </table:table-cell>
        </table:table-row>
        <table:table-row table:style-name="ro1">
          <table:table-cell office:value-type="float" office:value="-510.85623956664" calcext:value-type="float">
            <text:p>-510.85623956664</text:p>
          </table:table-cell>
          <table:table-cell office:value-type="float" office:value="2.4912460317212" calcext:value-type="float">
            <text:p>2.4912460317212</text:p>
          </table:table-cell>
          <table:table-cell office:value-type="float" office:value="3.75143032368055" calcext:value-type="float">
            <text:p>3.75143032368055</text:p>
          </table:table-cell>
          <table:table-cell/>
          <table:table-cell table:formula="of:=((1.27814 *([.C108])^(0.252439))-0.885932)*26" office:value-type="float" office:value="23.3640031741485" calcext:value-type="float">
            <text:p>23.3640031741485</text:p>
          </table:table-cell>
        </table:table-row>
        <table:table-row table:style-name="ro1">
          <table:table-cell office:value-type="float" office:value="-545.832981269571" calcext:value-type="float">
            <text:p>-545.832981269571</text:p>
          </table:table-cell>
          <table:table-cell office:value-type="float" office:value="2.47816008941721" calcext:value-type="float">
            <text:p>2.47816008941721</text:p>
          </table:table-cell>
          <table:table-cell office:value-type="float" office:value="3.76216096452701" calcext:value-type="float">
            <text:p>3.76216096452701</text:p>
          </table:table-cell>
          <table:table-cell/>
          <table:table-cell table:formula="of:=((1.27814 *([.C109])^(0.252439))-0.885932)*26" office:value-type="float" office:value="23.3974706438649" calcext:value-type="float">
            <text:p>23.3974706438649</text:p>
          </table:table-cell>
        </table:table-row>
        <table:table-row table:style-name="ro1">
          <table:table-cell office:value-type="float" office:value="-576.415068430138" calcext:value-type="float">
            <text:p>-576.415068430138</text:p>
          </table:table-cell>
          <table:table-cell office:value-type="float" office:value="2.46671284950785" calcext:value-type="float">
            <text:p>2.46671284950785</text:p>
          </table:table-cell>
          <table:table-cell office:value-type="float" office:value="3.77153605449172" calcext:value-type="float">
            <text:p>3.77153605449172</text:p>
          </table:table-cell>
          <table:table-cell/>
          <table:table-cell table:formula="of:=((1.27814 *([.C110])^(0.252439))-0.885932)*26" office:value-type="float" office:value="23.4266519690849" calcext:value-type="float">
            <text:p>23.4266519690849</text:p>
          </table:table-cell>
        </table:table-row>
        <table:table-row table:style-name="ro1">
          <table:table-cell office:value-type="float" office:value="-600.653824979317" calcext:value-type="float">
            <text:p>-600.653824979317</text:p>
          </table:table-cell>
          <table:table-cell office:value-type="float" office:value="2.45764059568939" calcext:value-type="float">
            <text:p>2.45764059568939</text:p>
          </table:table-cell>
          <table:table-cell office:value-type="float" office:value="3.77902393093956" calcext:value-type="float">
            <text:p>3.77902393093956</text:p>
          </table:table-cell>
          <table:table-cell/>
          <table:table-cell table:formula="of:=((1.27814 *([.C111])^(0.252439))-0.885932)*26" office:value-type="float" office:value="23.4499201425348" calcext:value-type="float">
            <text:p>23.4499201425348</text:p>
          </table:table-cell>
        </table:table-row>
        <table:table-row table:style-name="ro1">
          <table:table-cell office:value-type="float" office:value="-643.580344950652" calcext:value-type="float">
            <text:p>-643.580344950652</text:p>
          </table:table-cell>
          <table:table-cell office:value-type="float" office:value="2.44158666155371" calcext:value-type="float">
            <text:p>2.44158666155371</text:p>
          </table:table-cell>
          <table:table-cell office:value-type="float" office:value="3.79229186168906" calcext:value-type="float">
            <text:p>3.79229186168906</text:p>
          </table:table-cell>
          <table:table-cell/>
          <table:table-cell table:formula="of:=((1.27814 *([.C112])^(0.252439))-0.885932)*26" office:value-type="float" office:value="23.4910650201804" calcext:value-type="float">
            <text:p>23.4910650201804</text:p>
          </table:table-cell>
        </table:table-row>
        <table:table-row table:style-name="ro1">
          <table:table-cell office:value-type="float" office:value="-667.756135213682" calcext:value-type="float">
            <text:p>-667.756135213682</text:p>
          </table:table-cell>
          <table:table-cell office:value-type="float" office:value="2.43254827636752" calcext:value-type="float">
            <text:p>2.43254827636752</text:p>
          </table:table-cell>
          <table:table-cell office:value-type="float" office:value="3.79989314054308" calcext:value-type="float">
            <text:p>3.79989314054308</text:p>
          </table:table-cell>
          <table:table-cell/>
          <table:table-cell table:formula="of:=((1.27814 *([.C113])^(0.252439))-0.885932)*26" office:value-type="float" office:value="23.5145887074904" calcext:value-type="float">
            <text:p>23.5145887074904</text:p>
          </table:table-cell>
        </table:table-row>
        <table:table-row table:style-name="ro1">
          <table:table-cell office:value-type="float" office:value="-690.235989108584" calcext:value-type="float">
            <text:p>-690.235989108584</text:p>
          </table:table-cell>
          <table:table-cell office:value-type="float" office:value="2.42414030375768" calcext:value-type="float">
            <text:p>2.42414030375768</text:p>
          </table:table-cell>
          <table:table-cell office:value-type="float" office:value="3.8069843508996" calcext:value-type="float">
            <text:p>3.8069843508996</text:p>
          </table:table-cell>
          <table:table-cell/>
          <table:table-cell table:formula="of:=((1.27814 *([.C114])^(0.252439))-0.885932)*26" office:value-type="float" office:value="23.5365021902758" calcext:value-type="float">
            <text:p>23.5365021902758</text:p>
          </table:table-cell>
        </table:table-row>
        <table:table-row table:style-name="ro1">
          <table:table-cell office:value-type="float" office:value="-731.616142778556" calcext:value-type="float">
            <text:p>-731.616142778556</text:p>
          </table:table-cell>
          <table:table-cell office:value-type="float" office:value="2.40864388535013" calcext:value-type="float">
            <text:p>2.40864388535013</text:p>
          </table:table-cell>
          <table:table-cell office:value-type="float" office:value="3.82024186468063" calcext:value-type="float">
            <text:p>3.82024186468063</text:p>
          </table:table-cell>
          <table:table-cell/>
          <table:table-cell table:formula="of:=((1.27814 *([.C115])^(0.252439))-0.885932)*26" office:value-type="float" office:value="23.5773892616937" calcext:value-type="float">
            <text:p>23.5773892616937</text:p>
          </table:table-cell>
        </table:table-row>
        <table:table-row table:style-name="ro1">
          <table:table-cell office:value-type="float" office:value="-759.029356353803" calcext:value-type="float">
            <text:p>-759.029356353803</text:p>
          </table:table-cell>
          <table:table-cell office:value-type="float" office:value="2.39836442096718" calcext:value-type="float">
            <text:p>2.39836442096718</text:p>
          </table:table-cell>
          <table:table-cell office:value-type="float" office:value="3.82900675412987" calcext:value-type="float">
            <text:p>3.82900675412987</text:p>
          </table:table-cell>
          <table:table-cell/>
          <table:table-cell table:formula="of:=((1.27814 *([.C116])^(0.252439))-0.885932)*26" office:value-type="float" office:value="23.6043625652981" calcext:value-type="float">
            <text:p>23.6043625652981</text:p>
          </table:table-cell>
        </table:table-row>
        <table:table-row table:style-name="ro1">
          <table:table-cell office:value-type="float" office:value="-783.207212146681" calcext:value-type="float">
            <text:p>-783.207212146681</text:p>
          </table:table-cell>
          <table:table-cell office:value-type="float" office:value="2.38929351049254" calcext:value-type="float">
            <text:p>2.38929351049254</text:p>
          </table:table-cell>
          <table:table-cell office:value-type="float" office:value="3.83680422195175" calcext:value-type="float">
            <text:p>3.83680422195175</text:p>
          </table:table-cell>
          <table:table-cell/>
          <table:table-cell table:formula="of:=((1.27814 *([.C117])^(0.252439))-0.885932)*26" office:value-type="float" office:value="23.6283199306971" calcext:value-type="float">
            <text:p>23.6283199306971</text:p>
          </table:table-cell>
        </table:table-row>
        <table:table-row table:style-name="ro1">
          <table:table-cell office:value-type="float" office:value="-821.614313122801" calcext:value-type="float">
            <text:p>-821.614313122801</text:p>
          </table:table-cell>
          <table:table-cell office:value-type="float" office:value="2.37487707907772" calcext:value-type="float">
            <text:p>2.37487707907772</text:p>
          </table:table-cell>
          <table:table-cell office:value-type="float" office:value="3.84930662120508" calcext:value-type="float">
            <text:p>3.84930662120508</text:p>
          </table:table-cell>
          <table:table-cell/>
          <table:table-cell table:formula="of:=((1.27814 *([.C118])^(0.252439))-0.885932)*26" office:value-type="float" office:value="23.6666571297745" calcext:value-type="float">
            <text:p>23.6666571297745</text:p>
          </table:table-cell>
        </table:table-row>
        <table:table-row table:style-name="ro1">
          <table:table-cell office:value-type="float" office:value="-860.126319215172" calcext:value-type="float">
            <text:p>-860.126319215172</text:p>
          </table:table-cell>
          <table:table-cell office:value-type="float" office:value="2.36042232458201" calcext:value-type="float">
            <text:p>2.36042232458201</text:p>
          </table:table-cell>
          <table:table-cell office:value-type="float" office:value="3.86185462678673" calcext:value-type="float">
            <text:p>3.86185462678673</text:p>
          </table:table-cell>
          <table:table-cell/>
          <table:table-cell table:formula="of:=((1.27814 *([.C119])^(0.252439))-0.885932)*26" office:value-type="float" office:value="23.7050406949141" calcext:value-type="float">
            <text:p>23.7050406949141</text:p>
          </table:table-cell>
        </table:table-row>
        <table:table-row table:style-name="ro1">
          <table:table-cell office:value-type="float" office:value="-885.06253997658" calcext:value-type="float">
            <text:p>-885.06253997658</text:p>
          </table:table-cell>
          <table:table-cell office:value-type="float" office:value="2.3510629120089" calcext:value-type="float">
            <text:p>2.3510629120089</text:p>
          </table:table-cell>
          <table:table-cell office:value-type="float" office:value="3.87007602314164" calcext:value-type="float">
            <text:p>3.87007602314164</text:p>
          </table:table-cell>
          <table:table-cell/>
          <table:table-cell table:formula="of:=((1.27814 *([.C120])^(0.252439))-0.885932)*26" office:value-type="float" office:value="23.7301389064287" calcext:value-type="float">
            <text:p>23.7301389064287</text:p>
          </table:table-cell>
        </table:table-row>
        <table:table-row table:style-name="ro1">
          <table:table-cell office:value-type="float" office:value="-930.29154561345" calcext:value-type="float">
            <text:p>-930.29154561345</text:p>
          </table:table-cell>
          <table:table-cell office:value-type="float" office:value="2.33410055075632" calcext:value-type="float">
            <text:p>2.33410055075632</text:p>
          </table:table-cell>
          <table:table-cell office:value-type="float" office:value="3.88497607219095" calcext:value-type="float">
            <text:p>3.88497607219095</text:p>
          </table:table-cell>
          <table:table-cell/>
          <table:table-cell table:formula="of:=((1.27814 *([.C121])^(0.252439))-0.885932)*26" office:value-type="float" office:value="23.7755242591261" calcext:value-type="float">
            <text:p>23.7755242591261</text:p>
          </table:table-cell>
        </table:table-row>
        <table:table-row table:style-name="ro1">
          <table:table-cell office:value-type="float" office:value="-954.204964975043" calcext:value-type="float">
            <text:p>-954.204964975043</text:p>
          </table:table-cell>
          <table:table-cell office:value-type="float" office:value="2.32513259898171" calcext:value-type="float">
            <text:p>2.32513259898171</text:p>
          </table:table-cell>
          <table:table-cell office:value-type="float" office:value="3.89302348033565" calcext:value-type="float">
            <text:p>3.89302348033565</text:p>
          </table:table-cell>
          <table:table-cell/>
          <table:table-cell table:formula="of:=((1.27814 *([.C122])^(0.252439))-0.885932)*26" office:value-type="float" office:value="23.7999824613291" calcext:value-type="float">
            <text:p>23.7999824613291</text:p>
          </table:table-cell>
        </table:table-row>
        <table:table-row table:style-name="ro1">
          <table:table-cell office:value-type="float" office:value="-975.891489208155" calcext:value-type="float">
            <text:p>-975.891489208155</text:p>
          </table:table-cell>
          <table:table-cell office:value-type="float" office:value="2.31699385466833" calcext:value-type="float">
            <text:p>2.31699385466833</text:p>
          </table:table-cell>
          <table:table-cell office:value-type="float" office:value="3.90033469556422" calcext:value-type="float">
            <text:p>3.90033469556422</text:p>
          </table:table-cell>
          <table:table-cell/>
          <table:table-cell table:formula="of:=((1.27814 *([.C123])^(0.252439))-0.885932)*26" office:value-type="float" office:value="23.82217043293" calcext:value-type="float">
            <text:p>23.82217043293</text:p>
          </table:table-cell>
        </table:table-row>
        <table:table-row table:style-name="ro1">
          <table:table-cell office:value-type="float" office:value="-995.855784618466" calcext:value-type="float">
            <text:p>-995.855784618466</text:p>
          </table:table-cell>
          <table:table-cell office:value-type="float" office:value="2.30949860605005" calcext:value-type="float">
            <text:p>2.30949860605005</text:p>
          </table:table-cell>
          <table:table-cell office:value-type="float" office:value="3.90707546544115" calcext:value-type="float">
            <text:p>3.90707546544115</text:p>
          </table:table-cell>
          <table:table-cell/>
          <table:table-cell table:formula="of:=((1.27814 *([.C124])^(0.252439))-0.885932)*26" office:value-type="float" office:value="23.8425996940555" calcext:value-type="float">
            <text:p>23.8425996940555</text:p>
          </table:table-cell>
        </table:table-row>
        <table:table-row table:style-name="ro1">
          <table:table-cell office:value-type="float" office:value="-1018.66875969664" calcext:value-type="float">
            <text:p>-1018.66875969664</text:p>
          </table:table-cell>
          <table:table-cell office:value-type="float" office:value="2.30093767022779" calcext:value-type="float">
            <text:p>2.30093767022779</text:p>
          </table:table-cell>
          <table:table-cell office:value-type="float" office:value="3.91481569926255" calcext:value-type="float">
            <text:p>3.91481569926255</text:p>
          </table:table-cell>
          <table:table-cell/>
          <table:table-cell table:formula="of:=((1.27814 *([.C125])^(0.252439))-0.885932)*26" office:value-type="float" office:value="23.8660255594709" calcext:value-type="float">
            <text:p>23.8660255594709</text:p>
          </table:table-cell>
        </table:table-row>
        <table:table-row table:style-name="ro1">
          <table:table-cell office:value-type="float" office:value="-1058.46629114431" calcext:value-type="float">
            <text:p>-1058.46629114431</text:p>
          </table:table-cell>
          <table:table-cell office:value-type="float" office:value="2.28596860254883" calcext:value-type="float">
            <text:p>2.28596860254883</text:p>
          </table:table-cell>
          <table:table-cell office:value-type="float" office:value="3.92859501799974" calcext:value-type="float">
            <text:p>3.92859501799974</text:p>
          </table:table-cell>
          <table:table-cell/>
          <table:table-cell table:formula="of:=((1.27814 *([.C126])^(0.252439))-0.885932)*26" office:value-type="float" office:value="23.9076432070103" calcext:value-type="float">
            <text:p>23.9076432070103</text:p>
          </table:table-cell>
        </table:table-row>
        <table:table-row table:style-name="ro1">
          <table:table-cell office:value-type="float" office:value="-1083.86716961339" calcext:value-type="float">
            <text:p>-1083.86716961339</text:p>
          </table:table-cell>
          <table:table-cell office:value-type="float" office:value="2.27640208519184" calcext:value-type="float">
            <text:p>2.27640208519184</text:p>
          </table:table-cell>
          <table:table-cell office:value-type="float" office:value="3.93735129682979" calcext:value-type="float">
            <text:p>3.93735129682979</text:p>
          </table:table-cell>
          <table:table-cell/>
          <table:table-cell table:formula="of:=((1.27814 *([.C127])^(0.252439))-0.885932)*26" office:value-type="float" office:value="23.9340331050957" calcext:value-type="float">
            <text:p>23.9340331050957</text:p>
          </table:table-cell>
        </table:table-row>
        <table:table-row table:style-name="ro1">
          <table:table-cell office:value-type="float" office:value="-1107.67792430986" calcext:value-type="float">
            <text:p>-1107.67792430986</text:p>
          </table:table-cell>
          <table:table-cell office:value-type="float" office:value="2.26743170337601" calcext:value-type="float">
            <text:p>2.26743170337601</text:p>
          </table:table-cell>
          <table:table-cell office:value-type="float" office:value="3.94562254625401" calcext:value-type="float">
            <text:p>3.94562254625401</text:p>
          </table:table-cell>
          <table:table-cell/>
          <table:table-cell table:formula="of:=((1.27814 *([.C128])^(0.252439))-0.885932)*26" office:value-type="float" office:value="23.9589209444422" calcext:value-type="float">
            <text:p>23.9589209444422</text:p>
          </table:table-cell>
        </table:table-row>
        <table:table-row table:style-name="ro1">
          <table:table-cell office:value-type="float" office:value="-1146.09872826801" calcext:value-type="float">
            <text:p>-1146.09872826801</text:p>
          </table:table-cell>
          <table:table-cell office:value-type="float" office:value="2.2529506802505" calcext:value-type="float">
            <text:p>2.2529506802505</text:p>
          </table:table-cell>
          <table:table-cell office:value-type="float" office:value="3.95911654336981" calcext:value-type="float">
            <text:p>3.95911654336981</text:p>
          </table:table-cell>
          <table:table-cell/>
          <table:table-cell table:formula="of:=((1.27814 *([.C129])^(0.252439))-0.885932)*26" office:value-type="float" office:value="23.9994402218245" calcext:value-type="float">
            <text:p>23.9994402218245</text:p>
          </table:table-cell>
        </table:table-row>
        <table:table-row table:style-name="ro1">
          <table:table-cell office:value-type="float" office:value="-1177.73157895667" calcext:value-type="float">
            <text:p>-1177.73157895667</text:p>
          </table:table-cell>
          <table:table-cell office:value-type="float" office:value="2.24102444226706" calcext:value-type="float">
            <text:p>2.24102444226706</text:p>
          </table:table-cell>
          <table:table-cell office:value-type="float" office:value="3.97024730936711" calcext:value-type="float">
            <text:p>3.97024730936711</text:p>
          </table:table-cell>
          <table:table-cell/>
          <table:table-cell table:formula="of:=((1.27814 *([.C130])^(0.252439))-0.885932)*26" office:value-type="float" office:value="24.032785644863" calcext:value-type="float">
            <text:p>24.032785644863</text:p>
          </table:table-cell>
        </table:table-row>
        <table:table-row table:style-name="ro1">
          <table:table-cell office:value-type="float" office:value="-1202.56673238509" calcext:value-type="float">
            <text:p>-1202.56673238509</text:p>
          </table:table-cell>
          <table:table-cell office:value-type="float" office:value="2.23165942416117" calcext:value-type="float">
            <text:p>2.23165942416117</text:p>
          </table:table-cell>
          <table:table-cell office:value-type="float" office:value="3.9790676403449" calcext:value-type="float">
            <text:p>3.9790676403449</text:p>
          </table:table-cell>
          <table:table-cell/>
          <table:table-cell table:formula="of:=((1.27814 *([.C131])^(0.252439))-0.885932)*26" office:value-type="float" office:value="24.0591598958557" calcext:value-type="float">
            <text:p>24.0591598958557</text:p>
          </table:table-cell>
        </table:table-row>
        <table:table-row table:style-name="ro1">
          <table:table-cell office:value-type="float" office:value="-1223.69318782804" calcext:value-type="float">
            <text:p>-1223.69318782804</text:p>
          </table:table-cell>
          <table:table-cell office:value-type="float" office:value="2.22369347787563" calcext:value-type="float">
            <text:p>2.22369347787563</text:p>
          </table:table-cell>
          <table:table-cell office:value-type="float" office:value="3.98659155028254" calcext:value-type="float">
            <text:p>3.98659155028254</text:p>
          </table:table-cell>
          <table:table-cell/>
          <table:table-cell table:formula="of:=((1.27814 *([.C132])^(0.252439))-0.885932)*26" office:value-type="float" office:value="24.081623113849" calcext:value-type="float">
            <text:p>24.081623113849</text:p>
          </table:table-cell>
        </table:table-row>
        <table:table-row table:style-name="ro1">
          <table:table-cell office:value-type="float" office:value="-1247.78064326439" calcext:value-type="float">
            <text:p>-1247.78064326439</text:p>
          </table:table-cell>
          <table:table-cell office:value-type="float" office:value="2.21461754345127" calcext:value-type="float">
            <text:p>2.21461754345127</text:p>
          </table:table-cell>
          <table:table-cell office:value-type="float" office:value="3.99521687971071" calcext:value-type="float">
            <text:p>3.99521687971071</text:p>
          </table:table-cell>
          <table:table-cell/>
          <table:table-cell table:formula="of:=((1.27814 *([.C133])^(0.252439))-0.885932)*26" office:value-type="float" office:value="24.1073357474747" calcext:value-type="float">
            <text:p>24.1073357474747</text:p>
          </table:table-cell>
        </table:table-row>
        <table:table-row table:style-name="ro1">
          <table:table-cell office:value-type="float" office:value="-1267.92869944406" calcext:value-type="float">
            <text:p>-1267.92869944406</text:p>
          </table:table-cell>
          <table:table-cell office:value-type="float" office:value="2.20702099698095" calcext:value-type="float">
            <text:p>2.20702099698095</text:p>
          </table:table-cell>
          <table:table-cell office:value-type="float" office:value="4.00248050063659" calcext:value-type="float">
            <text:p>4.00248050063659</text:p>
          </table:table-cell>
          <table:table-cell/>
          <table:table-cell table:formula="of:=((1.27814 *([.C134])^(0.252439))-0.885932)*26" office:value-type="float" office:value="24.1289568763536" calcext:value-type="float">
            <text:p>24.1289568763536</text:p>
          </table:table-cell>
        </table:table-row>
        <table:table-row table:style-name="ro1">
          <table:table-cell office:value-type="float" office:value="-1294.59373421534" calcext:value-type="float">
            <text:p>-1294.59373421534</text:p>
          </table:table-cell>
          <table:table-cell office:value-type="float" office:value="2.19697518856455" calcext:value-type="float">
            <text:p>2.19697518856455</text:p>
          </table:table-cell>
          <table:table-cell office:value-type="float" office:value="4.01211302050506" calcext:value-type="float">
            <text:p>4.01211302050506</text:p>
          </table:table-cell>
          <table:table-cell/>
          <table:table-cell table:formula="of:=((1.27814 *([.C135])^(0.252439))-0.885932)*26" office:value-type="float" office:value="24.157584150796" calcext:value-type="float">
            <text:p>24.157584150796</text:p>
          </table:table-cell>
        </table:table-row>
        <table:table-row table:style-name="ro1">
          <table:table-cell office:value-type="float" office:value="-1326.11137095819" calcext:value-type="float">
            <text:p>-1326.11137095819</text:p>
          </table:table-cell>
          <table:table-cell office:value-type="float" office:value="2.18510565980594" calcext:value-type="float">
            <text:p>2.18510565980594</text:p>
          </table:table-cell>
          <table:table-cell office:value-type="float" office:value="4.02359895110835" calcext:value-type="float">
            <text:p>4.02359895110835</text:p>
          </table:table-cell>
          <table:table-cell/>
          <table:table-cell table:formula="of:=((1.27814 *([.C136])^(0.252439))-0.885932)*26" office:value-type="float" office:value="24.1916525693737" calcext:value-type="float">
            <text:p>24.1916525693737</text:p>
          </table:table-cell>
        </table:table-row>
        <table:table-row table:style-name="ro1">
          <table:table-cell office:value-type="float" office:value="-1347.91552062039" calcext:value-type="float">
            <text:p>-1347.91552062039</text:p>
          </table:table-cell>
          <table:table-cell office:value-type="float" office:value="2.17688362180803" calcext:value-type="float">
            <text:p>2.17688362180803</text:p>
          </table:table-cell>
          <table:table-cell office:value-type="float" office:value="4.03165292234295" calcext:value-type="float">
            <text:p>4.03165292234295</text:p>
          </table:table-cell>
          <table:table-cell/>
          <table:table-cell table:formula="of:=((1.27814 *([.C137])^(0.252439))-0.885932)*26" office:value-type="float" office:value="24.215498114898" calcext:value-type="float">
            <text:p>24.215498114898</text:p>
          </table:table-cell>
        </table:table-row>
        <table:table-row table:style-name="ro1">
          <table:table-cell office:value-type="float" office:value="-1366.41004451593" calcext:value-type="float">
            <text:p>-1366.41004451593</text:p>
          </table:table-cell>
          <table:table-cell office:value-type="float" office:value="2.1699069007071" calcext:value-type="float">
            <text:p>2.1699069007071</text:p>
          </table:table-cell>
          <table:table-cell office:value-type="float" office:value="4.03847643476164" calcext:value-type="float">
            <text:p>4.03847643476164</text:p>
          </table:table-cell>
          <table:table-cell/>
          <table:table-cell table:formula="of:=((1.27814 *([.C138])^(0.252439))-0.885932)*26" office:value-type="float" office:value="24.2356727678901" calcext:value-type="float">
            <text:p>24.2356727678901</text:p>
          </table:table-cell>
        </table:table-row>
        <table:table-row table:style-name="ro1">
          <table:table-cell office:value-type="float" office:value="-1391.09127114379" calcext:value-type="float">
            <text:p>-1391.09127114379</text:p>
          </table:table-cell>
          <table:table-cell office:value-type="float" office:value="2.16060177196693" calcext:value-type="float">
            <text:p>2.16060177196693</text:p>
          </table:table-cell>
          <table:table-cell office:value-type="float" office:value="4.04760860847767" calcext:value-type="float">
            <text:p>4.04760860847767</text:p>
          </table:table-cell>
          <table:table-cell/>
          <table:table-cell table:formula="of:=((1.27814 *([.C139])^(0.252439))-0.885932)*26" office:value-type="float" office:value="24.2626334602164" calcext:value-type="float">
            <text:p>24.2626334602164</text:p>
          </table:table-cell>
        </table:table-row>
        <table:table-row table:style-name="ro1">
          <table:table-cell office:value-type="float" office:value="-1424.23349589632" calcext:value-type="float">
            <text:p>-1424.23349589632</text:p>
          </table:table-cell>
          <table:table-cell office:value-type="float" office:value="2.14811195959754" calcext:value-type="float">
            <text:p>2.14811195959754</text:p>
          </table:table-cell>
          <table:table-cell office:value-type="float" office:value="4.05996762186869" calcext:value-type="float">
            <text:p>4.05996762186869</text:p>
          </table:table-cell>
          <table:table-cell/>
          <table:table-cell table:formula="of:=((1.27814 *([.C140])^(0.252439))-0.885932)*26" office:value-type="float" office:value="24.2990483531507" calcext:value-type="float">
            <text:p>24.2990483531507</text:p>
          </table:table-cell>
        </table:table-row>
        <table:table-row table:style-name="ro1">
          <table:table-cell office:value-type="float" office:value="-1445.49466601346" calcext:value-type="float">
            <text:p>-1445.49466601346</text:p>
          </table:table-cell>
          <table:table-cell office:value-type="float" office:value="2.1400889971339" calcext:value-type="float">
            <text:p>2.1400889971339</text:p>
          </table:table-cell>
          <table:table-cell office:value-type="float" office:value="4.06801495925578" calcext:value-type="float">
            <text:p>4.06801495925578</text:p>
          </table:table-cell>
          <table:table-cell/>
          <table:table-cell table:formula="of:=((1.27814 *([.C141])^(0.252439))-0.885932)*26" office:value-type="float" office:value="24.3227146979377" calcext:value-type="float">
            <text:p>24.3227146979377</text:p>
          </table:table-cell>
        </table:table-row>
        <table:table-row table:style-name="ro1">
          <table:table-cell office:value-type="float" office:value="-1482.6084913595" calcext:value-type="float">
            <text:p>-1482.6084913595</text:p>
          </table:table-cell>
          <table:table-cell office:value-type="float" office:value="2.12608381334623" calcext:value-type="float">
            <text:p>2.12608381334623</text:p>
          </table:table-cell>
          <table:table-cell office:value-type="float" office:value="4.08199456627476" calcext:value-type="float">
            <text:p>4.08199456627476</text:p>
          </table:table-cell>
          <table:table-cell/>
          <table:table-cell table:formula="of:=((1.27814 *([.C142])^(0.252439))-0.885932)*26" office:value-type="float" office:value="24.3637441274967" calcext:value-type="float">
            <text:p>24.3637441274967</text:p>
          </table:table-cell>
        </table:table-row>
        <table:table-row table:style-name="ro1">
          <table:table-cell office:value-type="float" office:value="-1508.9730153413" calcext:value-type="float">
            <text:p>-1508.9730153413</text:p>
          </table:table-cell>
          <table:table-cell office:value-type="float" office:value="2.11614572488892" calcext:value-type="float">
            <text:p>2.11614572488892</text:p>
          </table:table-cell>
          <table:table-cell office:value-type="float" office:value="4.09204867143949" calcext:value-type="float">
            <text:p>4.09204867143949</text:p>
          </table:table-cell>
          <table:table-cell/>
          <table:table-cell table:formula="of:=((1.27814 *([.C143])^(0.252439))-0.885932)*26" office:value-type="float" office:value="24.393187517562" calcext:value-type="float">
            <text:p>24.393187517562</text:p>
          </table:table-cell>
        </table:table-row>
        <table:table-row table:style-name="ro1">
          <table:table-cell office:value-type="float" office:value="-1533.99303823767" calcext:value-type="float">
            <text:p>-1533.99303823767</text:p>
          </table:table-cell>
          <table:table-cell office:value-type="float" office:value="2.10671494221314" calcext:value-type="float">
            <text:p>2.10671494221314</text:p>
          </table:table-cell>
          <table:table-cell office:value-type="float" office:value="4.10164450275293" calcext:value-type="float">
            <text:p>4.10164450275293</text:p>
          </table:table-cell>
          <table:table-cell/>
          <table:table-cell table:formula="of:=((1.27814 *([.C144])^(0.252439))-0.885932)*26" office:value-type="float" office:value="24.4212384594764" calcext:value-type="float">
            <text:p>24.4212384594764</text:p>
          </table:table-cell>
        </table:table-row>
        <table:table-row table:style-name="ro1">
          <table:table-cell office:value-type="float" office:value="-1575.55915945184" calcext:value-type="float">
            <text:p>-1575.55915945184</text:p>
          </table:table-cell>
          <table:table-cell office:value-type="float" office:value="2.0910273631698" calcext:value-type="float">
            <text:p>2.0910273631698</text:p>
          </table:table-cell>
          <table:table-cell office:value-type="float" office:value="4.11786842617468" calcext:value-type="float">
            <text:p>4.11786842617468</text:p>
          </table:table-cell>
          <table:table-cell/>
          <table:table-cell table:formula="of:=((1.27814 *([.C145])^(0.252439))-0.885932)*26" office:value-type="float" office:value="24.4685535323971" calcext:value-type="float">
            <text:p>24.4685535323971</text:p>
          </table:table-cell>
        </table:table-row>
        <table:table-row table:style-name="ro1">
          <table:table-cell office:value-type="float" office:value="-1599.87796673631" calcext:value-type="float">
            <text:p>-1599.87796673631</text:p>
          </table:table-cell>
          <table:table-cell office:value-type="float" office:value="2.08183387635083" calcext:value-type="float">
            <text:p>2.08183387635083</text:p>
          </table:table-cell>
          <table:table-cell office:value-type="float" office:value="4.12734986319057" calcext:value-type="float">
            <text:p>4.12734986319057</text:p>
          </table:table-cell>
          <table:table-cell/>
          <table:table-cell table:formula="of:=((1.27814 *([.C146])^(0.252439))-0.885932)*26" office:value-type="float" office:value="24.4961404894176" calcext:value-type="float">
            <text:p>24.4961404894176</text:p>
          </table:table-cell>
        </table:table-row>
        <table:table-row table:style-name="ro1">
          <table:table-cell office:value-type="float" office:value="-1624.76873084172" calcext:value-type="float">
            <text:p>-1624.76873084172</text:p>
          </table:table-cell>
          <table:table-cell office:value-type="float" office:value="2.07242674334607" calcext:value-type="float">
            <text:p>2.07242674334607</text:p>
          </table:table-cell>
          <table:table-cell office:value-type="float" office:value="4.13713631522828" calcext:value-type="float">
            <text:p>4.13713631522828</text:p>
          </table:table-cell>
          <table:table-cell/>
          <table:table-cell table:formula="of:=((1.27814 *([.C147])^(0.252439))-0.885932)*26" office:value-type="float" office:value="24.5245652693491" calcext:value-type="float">
            <text:p>24.5245652693491</text:p>
          </table:table-cell>
        </table:table-row>
        <table:table-row table:style-name="ro1">
          <table:table-cell office:value-type="float" office:value="-1646.84760032633" calcext:value-type="float">
            <text:p>-1646.84760032633</text:p>
          </table:table-cell>
          <table:table-cell office:value-type="float" office:value="2.06407466154148" calcext:value-type="float">
            <text:p>2.06407466154148</text:p>
          </table:table-cell>
          <table:table-cell office:value-type="float" office:value="4.14589799057124" calcext:value-type="float">
            <text:p>4.14589799057124</text:p>
          </table:table-cell>
          <table:table-cell/>
          <table:table-cell table:formula="of:=((1.27814 *([.C148])^(0.252439))-0.885932)*26" office:value-type="float" office:value="24.5499709679597" calcext:value-type="float">
            <text:p>24.5499709679597</text:p>
          </table:table-cell>
        </table:table-row>
        <table:table-row table:style-name="ro1">
          <table:table-cell office:value-type="float" office:value="-1682.65518294453" calcext:value-type="float">
            <text:p>-1682.65518294453</text:p>
          </table:table-cell>
          <table:table-cell office:value-type="float" office:value="2.05051540630547" calcext:value-type="float">
            <text:p>2.05051540630547</text:p>
          </table:table-cell>
          <table:table-cell office:value-type="float" office:value="4.16022047254931" calcext:value-type="float">
            <text:p>4.16022047254931</text:p>
          </table:table-cell>
          <table:table-cell/>
          <table:table-cell table:formula="of:=((1.27814 *([.C149])^(0.252439))-0.885932)*26" office:value-type="float" office:value="24.5914147038327" calcext:value-type="float">
            <text:p>24.5914147038327</text:p>
          </table:table-cell>
        </table:table-row>
        <table:table-row table:style-name="ro1">
          <table:table-cell office:value-type="float" office:value="-1702.83342175562" calcext:value-type="float">
            <text:p>-1702.83342175562</text:p>
          </table:table-cell>
          <table:table-cell office:value-type="float" office:value="2.04288321153256" calcext:value-type="float">
            <text:p>2.04288321153256</text:p>
          </table:table-cell>
          <table:table-cell office:value-type="float" office:value="4.16824379105667" calcext:value-type="float">
            <text:p>4.16824379105667</text:p>
          </table:table-cell>
          <table:table-cell/>
          <table:table-cell table:formula="of:=((1.27814 *([.C150])^(0.252439))-0.885932)*26" office:value-type="float" office:value="24.6145844989724" calcext:value-type="float">
            <text:p>24.6145844989724</text:p>
          </table:table-cell>
        </table:table-row>
        <table:table-row table:style-name="ro1">
          <table:table-cell office:value-type="float" office:value="-1720.8098148781" calcext:value-type="float">
            <text:p>-1720.8098148781</text:p>
          </table:table-cell>
          <table:table-cell office:value-type="float" office:value="2.03608621560022" calcext:value-type="float">
            <text:p>2.03608621560022</text:p>
          </table:table-cell>
          <table:table-cell office:value-type="float" office:value="4.17549371547417" calcext:value-type="float">
            <text:p>4.17549371547417</text:p>
          </table:table-cell>
          <table:table-cell/>
          <table:table-cell table:formula="of:=((1.27814 *([.C151])^(0.252439))-0.885932)*26" office:value-type="float" office:value="24.635492224231" calcext:value-type="float">
            <text:p>24.635492224231</text:p>
          </table:table-cell>
        </table:table-row>
        <table:table-row table:style-name="ro1">
          <table:table-cell office:value-type="float" office:value="-1744.26476874408" calcext:value-type="float">
            <text:p>-1744.26476874408</text:p>
          </table:table-cell>
          <table:table-cell office:value-type="float" office:value="2.02720942263629" calcext:value-type="float">
            <text:p>2.02720942263629</text:p>
          </table:table-cell>
          <table:table-cell office:value-type="float" office:value="4.18503143295009" calcext:value-type="float">
            <text:p>4.18503143295009</text:p>
          </table:table-cell>
          <table:table-cell/>
          <table:table-cell table:formula="of:=((1.27814 *([.C152])^(0.252439))-0.885932)*26" office:value-type="float" office:value="24.662956316307" calcext:value-type="float">
            <text:p>24.662956316307</text:p>
          </table:table-cell>
        </table:table-row>
        <table:table-row table:style-name="ro1">
          <table:table-cell office:value-type="float" office:value="-1775.89678562479" calcext:value-type="float">
            <text:p>-1775.89678562479</text:p>
          </table:table-cell>
          <table:table-cell office:value-type="float" office:value="2.01523742176823" calcext:value-type="float">
            <text:p>2.01523742176823</text:p>
          </table:table-cell>
          <table:table-cell office:value-type="float" office:value="4.19790278155987" calcext:value-type="float">
            <text:p>4.19790278155987</text:p>
          </table:table-cell>
          <table:table-cell/>
          <table:table-cell table:formula="of:=((1.27814 *([.C153])^(0.252439))-0.885932)*26" office:value-type="float" office:value="24.6999455986698" calcext:value-type="float">
            <text:p>24.6999455986698</text:p>
          </table:table-cell>
        </table:table-row>
        <table:table-row table:style-name="ro1">
          <table:table-cell office:value-type="float" office:value="-1825.45571593469" calcext:value-type="float">
            <text:p>-1825.45571593469</text:p>
          </table:table-cell>
          <table:table-cell office:value-type="float" office:value="1.99645787451566" calcext:value-type="float">
            <text:p>1.99645787451566</text:p>
          </table:table-cell>
          <table:table-cell office:value-type="float" office:value="4.21855420629881" calcext:value-type="float">
            <text:p>4.21855420629881</text:p>
          </table:table-cell>
          <table:table-cell/>
          <table:table-cell table:formula="of:=((1.27814 *([.C154])^(0.252439))-0.885932)*26" office:value-type="float" office:value="24.7591162714893" calcext:value-type="float">
            <text:p>24.7591162714893</text:p>
          </table:table-cell>
        </table:table-row>
        <table:table-row table:style-name="ro1">
          <table:table-cell office:value-type="float" office:value="-1851.16033916087" calcext:value-type="float">
            <text:p>-1851.16033916087</text:p>
          </table:table-cell>
          <table:table-cell office:value-type="float" office:value="1.98670593744923" calcext:value-type="float">
            <text:p>1.98670593744923</text:p>
          </table:table-cell>
          <table:table-cell office:value-type="float" office:value="4.22918877508622" calcext:value-type="float">
            <text:p>4.22918877508622</text:p>
          </table:table-cell>
          <table:table-cell/>
          <table:table-cell table:formula="of:=((1.27814 *([.C155])^(0.252439))-0.885932)*26" office:value-type="float" office:value="24.7895021184511" calcext:value-type="float">
            <text:p>24.7895021184511</text:p>
          </table:table-cell>
        </table:table-row>
        <table:table-row table:style-name="ro1">
          <table:table-cell office:value-type="float" office:value="-1874.22293367371" calcext:value-type="float">
            <text:p>-1874.22293367371</text:p>
          </table:table-cell>
          <table:table-cell office:value-type="float" office:value="1.97796692910904" calcext:value-type="float">
            <text:p>1.97796692910904</text:p>
          </table:table-cell>
          <table:table-cell office:value-type="float" office:value="4.23882263496601" calcext:value-type="float">
            <text:p>4.23882263496601</text:p>
          </table:table-cell>
          <table:table-cell/>
          <table:table-cell table:formula="of:=((1.27814 *([.C156])^(0.252439))-0.885932)*26" office:value-type="float" office:value="24.8169793985572" calcext:value-type="float">
            <text:p>24.8169793985572</text:p>
          </table:table-cell>
        </table:table-row>
        <table:table-row table:style-name="ro1">
          <table:table-cell office:value-type="float" office:value="-1894.41502400079" calcext:value-type="float">
            <text:p>-1894.41502400079</text:p>
          </table:table-cell>
          <table:table-cell office:value-type="float" office:value="1.97031708926104" calcext:value-type="float">
            <text:p>1.97031708926104</text:p>
          </table:table-cell>
          <table:table-cell office:value-type="float" office:value="4.24733856085535" calcext:value-type="float">
            <text:p>4.24733856085535</text:p>
          </table:table-cell>
          <table:table-cell/>
          <table:table-cell table:formula="of:=((1.27814 *([.C157])^(0.252439))-0.885932)*26" office:value-type="float" office:value="24.8412293094864" calcext:value-type="float">
            <text:p>24.8412293094864</text:p>
          </table:table-cell>
        </table:table-row>
        <table:table-row table:style-name="ro1">
          <table:table-cell office:value-type="float" office:value="-1918.25589820254" calcext:value-type="float">
            <text:p>-1918.25589820254</text:p>
          </table:table-cell>
          <table:table-cell office:value-type="float" office:value="1.96127791876688" calcext:value-type="float">
            <text:p>1.96127791876688</text:p>
          </table:table-cell>
          <table:table-cell office:value-type="float" office:value="4.25745504243743" calcext:value-type="float">
            <text:p>4.25745504243743</text:p>
          </table:table-cell>
          <table:table-cell/>
          <table:table-cell table:formula="of:=((1.27814 *([.C158])^(0.252439))-0.885932)*26" office:value-type="float" office:value="24.8699897646724" calcext:value-type="float">
            <text:p>24.8699897646724</text:p>
          </table:table-cell>
        </table:table-row>
        <table:table-row table:style-name="ro1">
          <table:table-cell office:value-type="float" office:value="-1959.98816797992" calcext:value-type="float">
            <text:p>-1959.98816797992</text:p>
          </table:table-cell>
          <table:table-cell office:value-type="float" office:value="1.94546241329754" calcext:value-type="float">
            <text:p>1.94546241329754</text:p>
          </table:table-cell>
          <table:table-cell office:value-type="float" office:value="4.27532210670402" calcext:value-type="float">
            <text:p>4.27532210670402</text:p>
          </table:table-cell>
          <table:table-cell/>
          <table:table-cell table:formula="of:=((1.27814 *([.C159])^(0.252439))-0.885932)*26" office:value-type="float" office:value="24.9206600385093" calcext:value-type="float">
            <text:p>24.9206600385093</text:p>
          </table:table-cell>
        </table:table-row>
        <table:table-row table:style-name="ro1">
          <table:table-cell office:value-type="float" office:value="-1979.16999842614" calcext:value-type="float">
            <text:p>-1979.16999842614</text:p>
          </table:table-cell>
          <table:table-cell office:value-type="float" office:value="1.93819452976318" calcext:value-type="float">
            <text:p>1.93819452976318</text:p>
          </table:table-cell>
          <table:table-cell office:value-type="float" office:value="4.28353290389549" calcext:value-type="float">
            <text:p>4.28353290389549</text:p>
          </table:table-cell>
          <table:table-cell/>
          <table:table-cell table:formula="of:=((1.27814 *([.C160])^(0.252439))-0.885932)*26" office:value-type="float" office:value="24.9438924521833" calcext:value-type="float">
            <text:p>24.9438924521833</text:p>
          </table:table-cell>
        </table:table-row>
        <table:table-row table:style-name="ro1">
          <table:table-cell office:value-type="float" office:value="-2000" calcext:value-type="float">
            <text:p>-2000</text:p>
          </table:table-cell>
          <table:table-cell office:value-type="float" office:value="1.93030336115093" calcext:value-type="float">
            <text:p>1.93030336115093</text:p>
          </table:table-cell>
          <table:table-cell office:value-type="float" office:value="4.29257325754767" calcext:value-type="float">
            <text:p>4.29257325754767</text:p>
          </table:table-cell>
          <table:table-cell/>
          <table:table-cell table:formula="of:=((1.27814 *([.C161])^(0.252439))-0.885932)*26" office:value-type="float" office:value="24.969433618126" calcext:value-type="float">
            <text:p>24.9694336181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07T23:40:17.175640766</dc:date>
    <meta:editing-duration>PT14M33S</meta:editing-duration>
    <meta:editing-cycles>1</meta:editing-cycles>
    <meta:document-statistic meta:table-count="1" meta:cell-count="643" meta:object-count="0"/>
    <meta:generator>LibreOffice/6.4.7.2$Linux_X86_64 LibreOffice_project/40$Build-2</meta:generator>
  </office:meta>
</office:document-meta>
</file>